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08f279a"/>
    </style:style>
    <style:style style:name="P2" style:family="paragraph" style:parent-style-name="Title">
      <style:text-properties officeooo:rsid="00455932" officeooo:paragraph-rsid="00455932"/>
    </style:style>
    <style:style style:name="P3" style:family="paragraph" style:parent-style-name="Standard">
      <style:text-properties fo:font-weight="normal" officeooo:rsid="0053ae99" officeooo:paragraph-rsid="007b0faf" style:font-weight-asian="normal" style:font-weight-complex="normal"/>
    </style:style>
    <style:style style:name="P4" style:family="paragraph" style:parent-style-name="Standard">
      <style:text-properties fo:font-weight="normal" officeooo:rsid="0053ae99" officeooo:paragraph-rsid="01297c88" style:font-weight-asian="normal" style:font-weight-complex="normal"/>
    </style:style>
    <style:style style:name="P5" style:family="paragraph" style:parent-style-name="Standard">
      <style:text-properties fo:font-weight="normal" officeooo:rsid="0053ae99" officeooo:paragraph-rsid="0102b72f" style:font-weight-asian="normal" style:font-weight-complex="normal"/>
    </style:style>
    <style:style style:name="P6" style:family="paragraph" style:parent-style-name="Standard">
      <style:text-properties fo:font-weight="normal" officeooo:rsid="0053ae99" officeooo:paragraph-rsid="012b6147" style:font-weight-asian="normal" style:font-weight-complex="normal"/>
    </style:style>
    <style:style style:name="P7" style:family="paragraph" style:parent-style-name="Standard">
      <style:text-properties fo:font-weight="normal" officeooo:rsid="00da57c4" officeooo:paragraph-rsid="0098943a" style:font-weight-asian="normal" style:font-weight-complex="normal"/>
    </style:style>
    <style:style style:name="P8" style:family="paragraph" style:parent-style-name="Standard">
      <style:text-properties fo:font-weight="normal" officeooo:rsid="00da57c4" officeooo:paragraph-rsid="0137e86d" style:font-weight-asian="normal" style:font-weight-complex="normal"/>
    </style:style>
    <style:style style:name="P9" style:family="paragraph" style:parent-style-name="Standard">
      <style:text-properties fo:font-weight="normal" officeooo:rsid="01b2b3ed" officeooo:paragraph-rsid="00b1831c" style:font-weight-asian="normal" style:font-weight-complex="normal"/>
    </style:style>
    <style:style style:name="P10" style:family="paragraph" style:parent-style-name="Standard">
      <style:text-properties fo:font-weight="normal" officeooo:rsid="01b2b3ed" officeooo:paragraph-rsid="0102b72f" style:font-weight-asian="normal" style:font-weight-complex="normal"/>
    </style:style>
    <style:style style:name="P11" style:family="paragraph" style:parent-style-name="Standard">
      <style:text-properties fo:font-weight="normal" officeooo:rsid="0056801f" officeooo:paragraph-rsid="007b0faf" style:font-weight-asian="normal" style:font-weight-complex="normal"/>
    </style:style>
    <style:style style:name="P12" style:family="paragraph" style:parent-style-name="Standard">
      <style:text-properties fo:font-weight="normal" officeooo:rsid="00944538" officeooo:paragraph-rsid="00944538" style:font-weight-asian="normal" style:font-weight-complex="normal"/>
    </style:style>
    <style:style style:name="P13" style:family="paragraph" style:parent-style-name="Standard">
      <style:text-properties fo:font-weight="normal" officeooo:rsid="0096fabb" officeooo:paragraph-rsid="00a89d64" style:font-weight-asian="normal" style:font-weight-complex="normal"/>
    </style:style>
    <style:style style:name="P14" style:family="paragraph" style:parent-style-name="Standard">
      <style:text-properties fo:font-weight="normal" officeooo:rsid="0096fabb" officeooo:paragraph-rsid="00af588c" style:font-weight-asian="normal" style:font-weight-complex="normal"/>
    </style:style>
    <style:style style:name="P15" style:family="paragraph" style:parent-style-name="Standard">
      <style:text-properties fo:font-weight="normal" officeooo:rsid="0096fabb" officeooo:paragraph-rsid="01297c88" style:font-weight-asian="normal" style:font-weight-complex="normal"/>
    </style:style>
    <style:style style:name="P16" style:family="paragraph" style:parent-style-name="Standard">
      <style:text-properties fo:font-weight="normal" officeooo:rsid="0096fabb" officeooo:paragraph-rsid="012b6c1c" style:font-weight-asian="normal" style:font-weight-complex="normal"/>
    </style:style>
    <style:style style:name="P17" style:family="paragraph" style:parent-style-name="Standard">
      <style:text-properties fo:font-weight="normal" officeooo:rsid="0096fabb" officeooo:paragraph-rsid="013fe123" style:font-weight-asian="normal" style:font-weight-complex="normal"/>
    </style:style>
    <style:style style:name="P18" style:family="paragraph" style:parent-style-name="Standard">
      <style:text-properties fo:font-weight="normal" officeooo:rsid="006e9c4b" officeooo:paragraph-rsid="00b77770" style:font-weight-asian="normal" style:font-weight-complex="normal"/>
    </style:style>
    <style:style style:name="P19" style:family="paragraph" style:parent-style-name="Standard">
      <style:text-properties fo:font-weight="normal" officeooo:rsid="006e9c4b" officeooo:paragraph-rsid="01297c88" style:font-weight-asian="normal" style:font-weight-complex="normal"/>
    </style:style>
    <style:style style:name="P20" style:family="paragraph" style:parent-style-name="Standard">
      <style:text-properties fo:font-weight="normal" officeooo:rsid="006e9c4b" officeooo:paragraph-rsid="012b6c1c" style:font-weight-asian="normal" style:font-weight-complex="normal"/>
    </style:style>
    <style:style style:name="P21" style:family="paragraph" style:parent-style-name="Standard">
      <style:text-properties fo:font-weight="normal" officeooo:rsid="006e9c4b" officeooo:paragraph-rsid="0138f3a5" style:font-weight-asian="normal" style:font-weight-complex="normal"/>
    </style:style>
    <style:style style:name="P22" style:family="paragraph" style:parent-style-name="Standard">
      <style:text-properties fo:font-weight="normal" officeooo:rsid="006e9c4b" officeooo:paragraph-rsid="01537fcb" style:font-weight-asian="normal" style:font-weight-complex="normal"/>
    </style:style>
    <style:style style:name="P23" style:family="paragraph" style:parent-style-name="Standard">
      <style:text-properties fo:font-weight="normal" officeooo:rsid="006921b1" officeooo:paragraph-rsid="01194897" style:font-weight-asian="normal" style:font-weight-complex="normal"/>
    </style:style>
    <style:style style:name="P24" style:family="paragraph" style:parent-style-name="Standard">
      <style:text-properties fo:font-weight="normal" officeooo:rsid="01b7d5c0" officeooo:paragraph-rsid="01146aef" style:font-weight-asian="normal" style:font-weight-complex="normal"/>
    </style:style>
    <style:style style:name="P25" style:family="paragraph" style:parent-style-name="Standard">
      <style:text-properties fo:font-weight="normal" officeooo:rsid="01b7d5c0" officeooo:paragraph-rsid="012cb073" style:font-weight-asian="normal" style:font-weight-complex="normal"/>
    </style:style>
    <style:style style:name="P26" style:family="paragraph" style:parent-style-name="Standard">
      <style:text-properties fo:font-weight="normal" officeooo:rsid="01b7d5c0" officeooo:paragraph-rsid="0138f3a5" style:font-weight-asian="normal" style:font-weight-complex="normal"/>
    </style:style>
    <style:style style:name="P27" style:family="paragraph" style:parent-style-name="Standard">
      <style:text-properties fo:font-weight="normal" officeooo:rsid="0212cc92" officeooo:paragraph-rsid="0138f3a5" style:font-weight-asian="normal" style:font-weight-complex="normal"/>
    </style:style>
    <style:style style:name="P28" style:family="paragraph" style:parent-style-name="Standard">
      <style:text-properties fo:font-weight="normal" officeooo:rsid="006921b1" officeooo:paragraph-rsid="007b0faf" fo:background-color="transparent" style:font-weight-asian="normal" style:font-weight-complex="normal"/>
    </style:style>
    <style:style style:name="P29" style:family="paragraph" style:parent-style-name="Standard">
      <style:text-properties fo:font-weight="normal" officeooo:rsid="01236358" officeooo:paragraph-rsid="01236358" fo:background-color="transparent" style:font-weight-asian="normal" style:font-weight-complex="normal"/>
    </style:style>
    <style:style style:name="P30" style:family="paragraph" style:parent-style-name="Standard">
      <style:text-properties style:font-name="Liberation Serif" officeooo:paragraph-rsid="007b0faf"/>
    </style:style>
    <style:style style:name="P31" style:family="paragraph" style:parent-style-name="Standard">
      <style:text-properties style:font-name="Liberation Serif" officeooo:rsid="01934c6a" officeooo:paragraph-rsid="00a9c481" fo:background-color="transparent"/>
    </style:style>
    <style:style style:name="P32" style:family="paragraph" style:parent-style-name="Standard">
      <style:text-properties style:font-name="Liberation Serif" officeooo:rsid="01934c6a" officeooo:paragraph-rsid="00f55dbe" fo:background-color="transparent"/>
    </style:style>
    <style:style style:name="P33" style:family="paragraph" style:parent-style-name="Standard">
      <style:text-properties style:font-name="Liberation Serif" officeooo:rsid="01934c6a" officeooo:paragraph-rsid="00f84be3" fo:background-color="transparent"/>
    </style:style>
    <style:style style:name="P34" style:family="paragraph" style:parent-style-name="Standard">
      <style:text-properties style:font-name="Liberation Serif" officeooo:rsid="01934c6a" officeooo:paragraph-rsid="00f8e8e9" fo:background-color="transparent"/>
    </style:style>
    <style:style style:name="P35" style:family="paragraph" style:parent-style-name="Standard">
      <style:text-properties style:font-name="Liberation Serif" officeooo:rsid="01934c6a" officeooo:paragraph-rsid="011f51e1" fo:background-color="transparent"/>
    </style:style>
    <style:style style:name="P36" style:family="paragraph" style:parent-style-name="Standard">
      <style:text-properties style:font-name="Liberation Serif" officeooo:rsid="0090e13a" officeooo:paragraph-rsid="01011e1c" fo:background-color="transparent"/>
    </style:style>
    <style:style style:name="P37" style:family="paragraph" style:parent-style-name="Standard">
      <style:text-properties style:font-name="Liberation Serif" officeooo:paragraph-rsid="00f8e8e9"/>
    </style:style>
    <style:style style:name="P38" style:family="paragraph" style:parent-style-name="Standard">
      <style:text-properties style:font-name="Liberation Serif" officeooo:rsid="009f208a" officeooo:paragraph-rsid="013fe123"/>
    </style:style>
    <style:style style:name="P39" style:family="paragraph" style:parent-style-name="Standard">
      <style:text-properties fo:font-weight="bold" officeooo:rsid="00d93746" officeooo:paragraph-rsid="0098943a" style:font-weight-asian="bold" style:font-weight-complex="bold"/>
    </style:style>
    <style:style style:name="P40" style:family="paragraph" style:parent-style-name="Standard">
      <style:text-properties fo:font-weight="bold" officeooo:rsid="00d93746" officeooo:paragraph-rsid="007b0faf" style:font-weight-asian="bold" style:font-weight-complex="bold"/>
    </style:style>
    <style:style style:name="P41" style:family="paragraph" style:parent-style-name="Standard">
      <style:text-properties fo:font-weight="bold" officeooo:rsid="006921b1" officeooo:paragraph-rsid="01011e1c" style:font-weight-asian="bold" style:font-weight-complex="bold"/>
    </style:style>
    <style:style style:name="P42" style:family="paragraph" style:parent-style-name="Standard">
      <style:text-properties officeooo:rsid="004e5d74" officeooo:paragraph-rsid="007b0faf" fo:background-color="transparent"/>
    </style:style>
    <style:style style:name="P43" style:family="paragraph" style:parent-style-name="Standard">
      <style:text-properties officeooo:rsid="006e9c4b" officeooo:paragraph-rsid="00f8e8e9" fo:background-color="transparent"/>
    </style:style>
    <style:style style:name="P44" style:family="paragraph" style:parent-style-name="Standard">
      <style:text-properties officeooo:rsid="0090e13a" officeooo:paragraph-rsid="01011e1c" fo:background-color="transparent"/>
    </style:style>
    <style:style style:name="P45" style:family="paragraph" style:parent-style-name="Standard">
      <style:text-properties officeooo:rsid="0090e13a" officeooo:paragraph-rsid="01519502" fo:background-color="transparent"/>
    </style:style>
    <style:style style:name="P46" style:family="paragraph" style:parent-style-name="Standard">
      <style:text-properties officeooo:paragraph-rsid="007b0faf"/>
    </style:style>
    <style:style style:name="P47" style:family="paragraph" style:parent-style-name="Standard">
      <style:text-properties officeooo:rsid="004e5d74" officeooo:paragraph-rsid="007b0faf"/>
    </style:style>
    <style:style style:name="P48" style:family="paragraph" style:parent-style-name="Standard">
      <style:text-properties fo:font-style="italic" officeooo:paragraph-rsid="00a2d1cd" style:font-style-asian="italic" style:font-style-complex="italic"/>
    </style:style>
    <style:style style:name="P49" style:family="paragraph" style:parent-style-name="Standard">
      <style:text-properties officeooo:rsid="0053ae99" officeooo:paragraph-rsid="00a89d64"/>
    </style:style>
    <style:style style:name="P50" style:family="paragraph" style:parent-style-name="Standard">
      <style:text-properties officeooo:rsid="0053ae99" officeooo:paragraph-rsid="013fe123"/>
    </style:style>
    <style:style style:name="P51" style:family="paragraph" style:parent-style-name="Standard">
      <style:text-properties officeooo:paragraph-rsid="00bdc8f8"/>
    </style:style>
    <style:style style:name="P52" style:family="paragraph" style:parent-style-name="Standard">
      <style:text-properties officeooo:rsid="00da57c4" officeooo:paragraph-rsid="007b0faf"/>
    </style:style>
    <style:style style:name="P53" style:family="paragraph" style:parent-style-name="Standard">
      <style:text-properties officeooo:rsid="00da57c4" officeooo:paragraph-rsid="0102b72f"/>
    </style:style>
    <style:style style:name="P54" style:family="paragraph" style:parent-style-name="Standard">
      <style:text-properties officeooo:rsid="007b0faf" officeooo:paragraph-rsid="00f8e8e9"/>
    </style:style>
    <style:style style:name="P55" style:family="paragraph" style:parent-style-name="Standard">
      <style:text-properties officeooo:paragraph-rsid="01011e1c"/>
    </style:style>
    <style:style style:name="P56" style:family="paragraph" style:parent-style-name="Standard">
      <style:text-properties officeooo:paragraph-rsid="00558d39"/>
    </style:style>
    <style:style style:name="P57" style:family="paragraph" style:parent-style-name="Standard">
      <style:text-properties officeooo:rsid="0094c934" officeooo:paragraph-rsid="0102b72f"/>
    </style:style>
    <style:style style:name="P58" style:family="paragraph" style:parent-style-name="Standard">
      <style:text-properties officeooo:paragraph-rsid="0113c433"/>
    </style:style>
    <style:style style:name="P59" style:family="paragraph" style:parent-style-name="Standard">
      <style:text-properties officeooo:rsid="01236358" officeooo:paragraph-rsid="01236358"/>
    </style:style>
    <style:style style:name="P60" style:family="paragraph" style:parent-style-name="Standard">
      <style:text-properties officeooo:rsid="01236358" officeooo:paragraph-rsid="0124cb4a"/>
    </style:style>
    <style:style style:name="P61" style:family="paragraph" style:parent-style-name="Standard">
      <style:text-properties officeooo:paragraph-rsid="01236358"/>
    </style:style>
    <style:style style:name="P62" style:family="paragraph" style:parent-style-name="Standard">
      <style:text-properties officeooo:rsid="0134f9f7" officeooo:paragraph-rsid="0134f9f7"/>
    </style:style>
    <style:style style:name="P63" style:family="paragraph" style:parent-style-name="Standard">
      <style:text-properties officeooo:rsid="0212cc92" officeooo:paragraph-rsid="0138f3a5"/>
    </style:style>
    <style:style style:name="P64" style:family="paragraph" style:parent-style-name="Text_20_body">
      <style:text-properties fo:font-weight="bold" officeooo:rsid="0049c346" officeooo:paragraph-rsid="00f8e8e9" fo:background-color="#fff200" style:font-weight-asian="bold" style:font-weight-complex="bold"/>
    </style:style>
    <style:style style:name="P65" style:family="paragraph" style:parent-style-name="Text_20_body">
      <style:text-properties officeooo:rsid="0049c346" officeooo:paragraph-rsid="00f8e8e9" fo:background-color="#fff200"/>
    </style:style>
    <style:style style:name="P66" style:family="paragraph" style:parent-style-name="Text_20_body">
      <style:text-properties officeooo:paragraph-rsid="00f8e8e9" fo:background-color="#fff200"/>
    </style:style>
    <style:style style:name="P67" style:family="paragraph" style:parent-style-name="Text_20_body">
      <style:text-properties officeooo:paragraph-rsid="00f8e8e9" fo:background-color="transparent"/>
    </style:style>
    <style:style style:name="P68" style:family="paragraph" style:parent-style-name="Text_20_body">
      <style:text-properties officeooo:paragraph-rsid="00f8e8e9"/>
    </style:style>
    <style:style style:name="P69" style:family="paragraph" style:parent-style-name="Heading_20_1">
      <style:text-properties fo:background-color="#ffffff"/>
    </style:style>
    <style:style style:name="P70" style:family="paragraph" style:parent-style-name="Heading_20_1">
      <style:text-properties officeooo:paragraph-rsid="01011e1c"/>
    </style:style>
    <style:style style:name="T1" style:family="text">
      <style:text-properties style:text-position="super 58%" officeooo:rsid="007de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e5d74" style:font-weight-asian="bold" style:font-weight-complex="bold"/>
    </style:style>
    <style:style style:name="T4" style:family="text">
      <style:text-properties fo:font-weight="bold" officeooo:rsid="0087c643" style:font-weight-asian="bold" style:font-weight-complex="bold"/>
    </style:style>
    <style:style style:name="T5" style:family="text">
      <style:text-properties fo:font-weight="bold" officeooo:rsid="00704f52" style:font-weight-asian="bold" style:font-weight-complex="bold"/>
    </style:style>
    <style:style style:name="T6" style:family="text">
      <style:text-properties fo:font-weight="bold" officeooo:rsid="007bb0aa" style:font-weight-asian="bold" style:font-weight-complex="bold"/>
    </style:style>
    <style:style style:name="T7" style:family="text">
      <style:text-properties fo:font-weight="bold" officeooo:rsid="0049c346" style:font-weight-asian="bold" style:font-weight-complex="bold"/>
    </style:style>
    <style:style style:name="T8" style:family="text">
      <style:text-properties fo:font-weight="bold" officeooo:rsid="0096fabb" style:font-weight-asian="bold" style:font-weight-complex="bold"/>
    </style:style>
    <style:style style:name="T9" style:family="text">
      <style:text-properties fo:font-weight="bold" officeooo:rsid="00af588c" style:font-weight-asian="bold" style:font-weight-complex="bold"/>
    </style:style>
    <style:style style:name="T10" style:family="text">
      <style:text-properties fo:font-weight="bold" officeooo:rsid="00b847d2" style:font-weight-asian="bold" style:font-weight-complex="bold"/>
    </style:style>
    <style:style style:name="T11" style:family="text">
      <style:text-properties fo:font-weight="bold" officeooo:rsid="00a89d64" style:font-weight-asian="bold" style:font-weight-complex="bold"/>
    </style:style>
    <style:style style:name="T12" style:family="text">
      <style:text-properties fo:font-weight="bold" officeooo:rsid="0056801f" style:font-weight-asian="bold" style:font-weight-complex="bold"/>
    </style:style>
    <style:style style:name="T13" style:family="text">
      <style:text-properties fo:font-weight="bold" officeooo:rsid="01b4da44" style:font-weight-asian="bold" style:font-weight-complex="bold"/>
    </style:style>
    <style:style style:name="T14" style:family="text">
      <style:text-properties fo:font-weight="bold" officeooo:rsid="0145f457" style:font-weight-asian="bold" style:font-weight-complex="bold"/>
    </style:style>
    <style:style style:name="T15" style:family="text">
      <style:text-properties fo:font-weight="bold" officeooo:rsid="00ca72e4" style:font-weight-asian="bold" style:font-weight-complex="bold"/>
    </style:style>
    <style:style style:name="T16" style:family="text">
      <style:text-properties fo:font-weight="bold" officeooo:rsid="00cbc026" style:font-weight-asian="bold" style:font-weight-complex="bold"/>
    </style:style>
    <style:style style:name="T17" style:family="text">
      <style:text-properties fo:font-weight="bold" officeooo:rsid="007b0faf" style:font-weight-asian="bold" style:font-weight-complex="bold"/>
    </style:style>
    <style:style style:name="T18" style:family="text">
      <style:text-properties fo:font-weight="bold" officeooo:rsid="00a968eb" style:font-weight-asian="bold" style:font-weight-complex="bold"/>
    </style:style>
    <style:style style:name="T19" style:family="text">
      <style:text-properties fo:font-weight="bold" fo:background-color="transparent" loext:char-shading-value="0" style:font-weight-asian="bold" style:font-weight-complex="bold"/>
    </style:style>
    <style:style style:name="T20" style:family="text">
      <style:text-properties fo:font-weight="bold" officeooo:rsid="0049c346" fo:background-color="transparent" loext:char-shading-value="0" style:font-weight-asian="bold" style:font-weight-complex="bold"/>
    </style:style>
    <style:style style:name="T21" style:family="text">
      <style:text-properties fo:font-weight="bold" officeooo:rsid="00947533" fo:background-color="transparent" loext:char-shading-value="0" style:font-weight-asian="bold" style:font-weight-complex="bold"/>
    </style:style>
    <style:style style:name="T22" style:family="text">
      <style:text-properties fo:font-weight="bold" officeooo:rsid="00b2af7d" fo:background-color="transparent" loext:char-shading-value="0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6801f" style:font-weight-asian="normal" style:font-weight-complex="normal"/>
    </style:style>
    <style:style style:name="T25" style:family="text">
      <style:text-properties fo:font-weight="normal" officeooo:rsid="007b0faf" style:font-weight-asian="normal" style:font-weight-complex="normal"/>
    </style:style>
    <style:style style:name="T26" style:family="text">
      <style:text-properties fo:font-weight="normal" officeooo:rsid="0096fabb" style:font-weight-asian="normal" style:font-weight-complex="normal"/>
    </style:style>
    <style:style style:name="T27" style:family="text">
      <style:text-properties fo:font-weight="normal" officeooo:rsid="00a1117c" style:font-weight-asian="normal" style:font-weight-complex="normal"/>
    </style:style>
    <style:style style:name="T28" style:family="text">
      <style:text-properties fo:font-weight="normal" officeooo:rsid="0139bb5b" style:font-weight-asian="normal" style:font-weight-complex="normal"/>
    </style:style>
    <style:style style:name="T29" style:family="text">
      <style:text-properties fo:font-weight="normal" fo:background-color="transparent" loext:char-shading-value="0" style:font-weight-asian="normal" style:font-weight-complex="normal"/>
    </style:style>
    <style:style style:name="T30" style:family="text">
      <style:text-properties fo:font-weight="normal" officeooo:rsid="0049c346" fo:background-color="transparent" loext:char-shading-value="0" style:font-weight-asian="normal" style:font-weight-complex="normal"/>
    </style:style>
    <style:style style:name="T31" style:family="text">
      <style:text-properties fo:font-weight="normal" officeooo:rsid="007bb0aa" fo:background-color="transparent" loext:char-shading-value="0" style:font-weight-asian="normal" style:font-weight-complex="normal"/>
    </style:style>
    <style:style style:name="T32" style:family="text">
      <style:text-properties fo:font-weight="normal" officeooo:rsid="007d3965" fo:background-color="transparent" loext:char-shading-value="0" style:font-weight-asian="normal" style:font-weight-complex="normal"/>
    </style:style>
    <style:style style:name="T33" style:family="text">
      <style:text-properties fo:font-weight="normal" officeooo:rsid="008e1595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aaea3c" fo:background-color="transparent" loext:char-shading-value="0" style:font-weight-asian="normal" style:font-weight-complex="normal"/>
    </style:style>
    <style:style style:name="T35" style:family="text">
      <style:text-properties officeooo:rsid="00a968eb"/>
    </style:style>
    <style:style style:name="T36" style:family="text">
      <style:text-properties officeooo:rsid="0056801f"/>
    </style:style>
    <style:style style:name="T37" style:family="text">
      <style:text-properties style:font-name="Liberation Serif" officeooo:rsid="019305df" fo:background-color="transparent" loext:char-shading-value="0"/>
    </style:style>
    <style:style style:name="T38" style:family="text">
      <style:text-properties style:font-name="Liberation Serif" officeooo:rsid="00f2e337" fo:background-color="transparent" loext:char-shading-value="0"/>
    </style:style>
    <style:style style:name="T39" style:family="text">
      <style:text-properties style:font-name="Liberation Serif" officeooo:rsid="007c60da" fo:background-color="transparent" loext:char-shading-value="0"/>
    </style:style>
    <style:style style:name="T40" style:family="text">
      <style:text-properties style:font-name="Liberation Serif" officeooo:rsid="009ee034" fo:background-color="transparent" loext:char-shading-value="0"/>
    </style:style>
    <style:style style:name="T41" style:family="text">
      <style:text-properties style:font-name="Liberation Serif" officeooo:rsid="008b1b53" fo:background-color="transparent" loext:char-shading-value="0"/>
    </style:style>
    <style:style style:name="T42" style:family="text">
      <style:text-properties style:font-name="Liberation Serif" officeooo:rsid="01562b42" fo:background-color="transparent" loext:char-shading-value="0"/>
    </style:style>
    <style:style style:name="T43" style:family="text">
      <style:text-properties style:font-name="Liberation Serif" fo:font-style="normal" fo:background-color="transparent" loext:char-shading-value="0" style:font-style-asian="normal" style:font-style-complex="normal"/>
    </style:style>
    <style:style style:name="T44" style:family="text">
      <style:text-properties style:font-name="Liberation Serif" fo:font-style="normal" officeooo:rsid="004e5d74" fo:background-color="transparent" loext:char-shading-value="0" style:font-style-asian="normal" style:font-style-complex="normal"/>
    </style:style>
    <style:style style:name="T45" style:family="text">
      <style:text-properties style:font-name="Liberation Serif" fo:font-style="normal" officeooo:rsid="0053ae99" fo:background-color="transparent" loext:char-shading-value="0" style:font-style-asian="normal" style:font-style-complex="normal"/>
    </style:style>
    <style:style style:name="T46" style:family="text">
      <style:text-properties style:font-name="Liberation Serif" fo:font-style="normal" officeooo:rsid="00558d39" fo:background-color="transparent" loext:char-shading-value="0" style:font-style-asian="normal" style:font-style-complex="normal"/>
    </style:style>
    <style:style style:name="T47" style:family="text">
      <style:text-properties style:font-name="Liberation Serif" fo:font-style="normal" officeooo:rsid="00589301" fo:background-color="transparent" loext:char-shading-value="0" style:font-style-asian="normal" style:font-style-complex="normal"/>
    </style:style>
    <style:style style:name="T48" style:family="text">
      <style:text-properties style:font-name="Liberation Serif" fo:font-style="normal" officeooo:rsid="01b44494" fo:background-color="transparent" loext:char-shading-value="0" style:font-style-asian="normal" style:font-style-complex="normal"/>
    </style:style>
    <style:style style:name="T49" style:family="text">
      <style:text-properties style:font-name="Liberation Serif" fo:font-style="normal" officeooo:rsid="01b5d96b" fo:background-color="transparent" loext:char-shading-value="0" style:font-style-asian="normal" style:font-style-complex="normal"/>
    </style:style>
    <style:style style:name="T50" style:family="text">
      <style:text-properties style:font-name="Liberation Serif" fo:font-style="normal" officeooo:rsid="01b7d5c0" fo:background-color="transparent" loext:char-shading-value="0" style:font-style-asian="normal" style:font-style-complex="normal"/>
    </style:style>
    <style:style style:name="T51" style:family="text">
      <style:text-properties style:font-name="Liberation Serif" fo:font-style="normal" officeooo:rsid="00d93746" fo:background-color="transparent" loext:char-shading-value="0" style:font-style-asian="normal" style:font-style-complex="normal"/>
    </style:style>
    <style:style style:name="T52" style:family="text">
      <style:text-properties style:font-name="Liberation Serif" fo:font-style="normal" officeooo:rsid="019305df" fo:background-color="transparent" loext:char-shading-value="0" style:font-style-asian="normal" style:font-style-complex="normal"/>
    </style:style>
    <style:style style:name="T53" style:family="text">
      <style:text-properties style:font-name="Liberation Serif" fo:font-style="normal" officeooo:rsid="006ad88e" fo:background-color="transparent" loext:char-shading-value="0" style:font-style-asian="normal" style:font-style-complex="normal"/>
    </style:style>
    <style:style style:name="T54" style:family="text">
      <style:text-properties style:font-name="Liberation Serif" fo:font-style="normal" officeooo:rsid="01b4599b" fo:background-color="transparent" loext:char-shading-value="0" style:font-style-asian="normal" style:font-style-complex="normal"/>
    </style:style>
    <style:style style:name="T55" style:family="text">
      <style:text-properties style:font-name="Liberation Serif" fo:font-style="normal" officeooo:rsid="007b0faf" fo:background-color="transparent" loext:char-shading-value="0" style:font-style-asian="normal" style:font-style-complex="normal"/>
    </style:style>
    <style:style style:name="T56" style:family="text">
      <style:text-properties style:font-name="Liberation Serif" fo:font-style="normal" officeooo:rsid="00a9c481" fo:background-color="transparent" loext:char-shading-value="0" style:font-style-asian="normal" style:font-style-complex="normal"/>
    </style:style>
    <style:style style:name="T57" style:family="text">
      <style:text-properties style:font-name="Liberation Serif" fo:font-style="normal" officeooo:rsid="00fec5d0" fo:background-color="transparent" loext:char-shading-value="0" style:font-style-asian="normal" style:font-style-complex="normal"/>
    </style:style>
    <style:style style:name="T58" style:family="text">
      <style:text-properties style:font-name="Liberation Serif" fo:font-style="normal" officeooo:rsid="0102b72f" fo:background-color="transparent" loext:char-shading-value="0" style:font-style-asian="normal" style:font-style-complex="normal"/>
    </style:style>
    <style:style style:name="T59" style:family="text">
      <style:text-properties style:font-name="Liberation Serif" fo:font-style="normal" officeooo:rsid="01b2b3ed" fo:background-color="transparent" loext:char-shading-value="0" style:font-style-asian="normal" style:font-style-complex="normal"/>
    </style:style>
    <style:style style:name="T60" style:family="text">
      <style:text-properties style:font-name="Liberation Serif" fo:font-style="normal" officeooo:rsid="01297c88" fo:background-color="transparent" loext:char-shading-value="0" style:font-style-asian="normal" style:font-style-complex="normal"/>
    </style:style>
    <style:style style:name="T61" style:family="text">
      <style:text-properties style:font-name="Liberation Serif" fo:font-style="normal" officeooo:rsid="00b5d420" fo:background-color="transparent" loext:char-shading-value="0" style:font-style-asian="normal" style:font-style-complex="normal"/>
    </style:style>
    <style:style style:name="T62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style:font-name="Liberation Serif" fo:font-style="normal" fo:font-weight="bold" officeooo:rsid="01b44494" fo:background-color="transparent" loext:char-shading-value="0" style:font-style-asian="normal" style:font-weight-asian="bold" style:font-style-complex="normal" style:font-weight-complex="bold"/>
    </style:style>
    <style:style style:name="T64" style:family="text">
      <style:text-properties style:font-name="Liberation Serif" fo:font-style="normal" fo:font-weight="bold" officeooo:rsid="019305df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style:font-name="Liberation Serif" fo:font-style="normal" fo:font-weight="bold" officeooo:rsid="01b4599b" fo:background-color="transparent" loext:char-shading-value="0" style:font-style-asian="normal" style:font-weight-asian="bold" style:font-style-complex="normal" style:font-weight-complex="bold"/>
    </style:style>
    <style:style style:name="T66" style:family="text">
      <style:text-properties style:font-name="Liberation Serif" fo:font-style="normal" fo:font-weight="bold" officeooo:rsid="006ad88e" fo:background-color="transparent" loext:char-shading-value="0" style:font-style-asian="normal" style:font-weight-asian="bold" style:font-style-complex="normal" style:font-weight-complex="bold"/>
    </style:style>
    <style:style style:name="T67" style:family="text">
      <style:text-properties style:font-name="Liberation Serif" fo:font-style="normal" fo:font-weight="bold" officeooo:rsid="0092b7e7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style:font-name="Liberation Serif" fo:font-style="normal" fo:font-weight="bold" officeooo:rsid="0053ae99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style:font-name="Liberation Serif" fo:font-style="normal" fo:font-weight="bold" officeooo:rsid="004e5d74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style:font-name="Liberation Serif" fo:font-style="normal" fo:font-weight="bold" officeooo:rsid="00a9c481" fo:background-color="transparent" loext:char-shading-value="0" style:font-style-asian="normal" style:font-weight-asian="bold" style:font-style-complex="normal" style:font-weight-complex="bold"/>
    </style:style>
    <style:style style:name="T71" style:family="text">
      <style:text-properties style:font-name="Liberation Serif" fo:font-style="normal" fo:font-weight="bold" officeooo:rsid="0124cb4a" fo:background-color="transparent" loext:char-shading-value="0" style:font-style-asian="normal" style:font-weight-asian="bold" style:font-style-complex="normal" style:font-weight-complex="bold"/>
    </style:style>
    <style:style style:name="T72" style:family="text">
      <style:text-properties style:font-name="Liberation Serif" fo:font-style="normal" fo:font-weight="bold" officeooo:rsid="00f55dbe" style:font-style-asian="normal" style:font-weight-asian="bold" style:font-style-complex="normal" style:font-weight-complex="bold"/>
    </style:style>
    <style:style style:name="T73" style:family="text">
      <style:text-properties style:font-name="Liberation Serif" fo:font-style="normal" fo:font-weight="bold" officeooo:rsid="00aaea3c" style:font-style-asian="normal" style:font-weight-asian="bold" style:font-style-complex="normal" style:font-weight-complex="bold"/>
    </style:style>
    <style:style style:name="T74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style:font-name="Liberation Serif" fo:font-style="normal" fo:font-weight="normal" officeooo:rsid="007306ea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style:font-name="Liberation Serif" fo:font-style="normal" fo:font-weight="normal" officeooo:rsid="004e5d74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style:font-name="Liberation Serif" fo:font-style="normal" fo:font-weight="normal" officeooo:rsid="0096fabb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style:font-name="Liberation Serif" fo:font-style="normal" fo:font-weight="normal" officeooo:rsid="00a43693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style:font-name="Liberation Serif" fo:font-style="normal" fo:font-weight="normal" officeooo:rsid="00a89d64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style:font-name="Liberation Serif" fo:font-style="normal" fo:font-weight="normal" officeooo:rsid="0098943a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style:font-name="Liberation Serif" fo:font-style="normal" fo:font-weight="normal" officeooo:rsid="00a1117c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style:font-name="Liberation Serif" fo:font-style="normal" fo:font-weight="normal" officeooo:rsid="009f1684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style:font-name="Liberation Serif" fo:font-style="normal" fo:font-weight="normal" officeooo:rsid="00af588c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style:font-name="Liberation Serif" fo:font-style="normal" fo:font-weight="normal" officeooo:rsid="00fec5d0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style:font-name="Liberation Serif" fo:font-style="normal" fo:font-weight="normal" officeooo:rsid="0204d25f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style:font-name="Liberation Serif" fo:font-style="normal" fo:font-weight="normal" officeooo:rsid="00f2e337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fo:font-weight="normal" officeooo:rsid="019305df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fo:font-weight="normal" officeooo:rsid="00b5d420" fo:background-color="transparent" loext:char-shading-value="0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fo:font-weight="normal" officeooo:rsid="01297c88" fo:background-color="transparent" loext:char-shading-value="0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93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94" style:family="text">
      <style:text-properties style:font-name="Liberation Serif" fo:font-style="normal" fo:font-weight="normal" officeooo:rsid="01ba61a6" style:font-style-asian="normal" style:font-weight-asian="normal" style:font-style-complex="normal" style:font-weight-complex="normal"/>
    </style:style>
    <style:style style:name="T95" style:family="text">
      <style:text-properties style:font-name="Liberation Serif" fo:font-style="normal" fo:font-weight="normal" officeooo:rsid="00aaea3c" style:font-style-asian="normal" style:font-weight-asian="normal" style:font-style-complex="normal" style:font-weight-complex="normal"/>
    </style:style>
    <style:style style:name="T96" style:family="text">
      <style:text-properties style:font-name="Liberation Serif" fo:font-style="normal" fo:font-weight="normal" officeooo:rsid="00b77770" style:font-style-asian="normal" style:font-weight-asian="normal" style:font-style-complex="normal" style:font-weight-complex="normal"/>
    </style:style>
    <style:style style:name="T97" style:family="text">
      <style:text-properties style:font-name="Liberation Serif" fo:font-style="normal" fo:font-weight="normal" officeooo:rsid="0204d25f" fo:background-color="#fff200" loext:char-shading-value="0" style:font-style-asian="normal" style:font-weight-asian="normal" style:font-style-complex="normal" style:font-weight-complex="normal"/>
    </style:style>
    <style:style style:name="T98" style:family="text">
      <style:text-properties style:font-name="Liberation Serif" fo:font-weight="bold" officeooo:rsid="019305df" fo:background-color="transparent" loext:char-shading-value="0" style:font-weight-asian="bold" style:font-weight-complex="bold"/>
    </style:style>
    <style:style style:name="T99" style:family="text">
      <style:text-properties style:font-name="Liberation Serif" fo:font-weight="bold" officeooo:rsid="01830452" fo:background-color="transparent" loext:char-shading-value="0" style:font-weight-asian="bold" style:font-weight-complex="bold"/>
    </style:style>
    <style:style style:name="T100" style:family="text">
      <style:text-properties style:font-name="Liberation Serif" fo:font-weight="bold" officeooo:rsid="0145f457" fo:background-color="transparent" loext:char-shading-value="0" style:font-weight-asian="bold" style:font-weight-complex="bold"/>
    </style:style>
    <style:style style:name="T101" style:family="text">
      <style:text-properties style:font-name="Liberation Serif" fo:font-weight="bold" officeooo:rsid="01463b1d" fo:background-color="transparent" loext:char-shading-value="0" style:font-weight-asian="bold" style:font-weight-complex="bold"/>
    </style:style>
    <style:style style:name="T102" style:family="text">
      <style:text-properties style:font-name="Liberation Serif" fo:font-weight="bold" officeooo:rsid="00f2e337" fo:background-color="transparent" loext:char-shading-value="0" style:font-weight-asian="bold" style:font-weight-complex="bold"/>
    </style:style>
    <style:style style:name="T103" style:family="text">
      <style:text-properties style:font-name="Liberation Serif" fo:font-weight="bold" officeooo:rsid="00ca72e4" fo:background-color="transparent" loext:char-shading-value="0" style:font-weight-asian="bold" style:font-weight-complex="bold"/>
    </style:style>
    <style:style style:name="T104" style:family="text">
      <style:text-properties style:font-name="Liberation Serif" fo:font-size="12pt" fo:font-style="normal" fo:font-weight="normal" officeooo:rsid="00aaea3c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Liberation Serif" fo:font-style="italic" fo:font-weight="normal" officeooo:rsid="01ba61a6" fo:background-color="#ffffff" loext:char-shading-value="0" style:font-style-asian="italic" style:font-weight-asian="normal" style:font-style-complex="italic" style:font-weight-complex="normal"/>
    </style:style>
    <style:style style:name="T106" style:family="text">
      <style:text-properties style:font-name="Liberation Serif" fo:font-weight="normal" officeooo:rsid="0090e13a" fo:background-color="transparent" loext:char-shading-value="0" style:font-weight-asian="normal" style:font-weight-complex="normal"/>
    </style:style>
    <style:style style:name="T107" style:family="text">
      <style:text-properties style:font-name="Liberation Serif" fo:font-weight="normal" officeooo:rsid="0090941a" fo:background-color="transparent" loext:char-shading-value="0" style:font-weight-asian="normal" style:font-weight-complex="normal"/>
    </style:style>
    <style:style style:name="T108" style:family="text">
      <style:text-properties style:font-name="Liberation Serif" fo:font-weight="normal" officeooo:rsid="013fe123" fo:background-color="transparent" loext:char-shading-value="0" style:font-weight-asian="normal" style:font-weight-complex="normal"/>
    </style:style>
    <style:style style:name="T109" style:family="text">
      <style:text-properties fo:color="#72bf44" style:font-name="Liberation Serif" fo:font-style="normal" officeooo:rsid="00508ee8" fo:background-color="transparent" loext:char-shading-value="0" style:font-style-asian="normal" style:font-style-complex="normal"/>
    </style:style>
    <style:style style:name="T110" style:family="text">
      <style:text-properties fo:color="#72bf44" style:font-name="Liberation Serif" fo:font-style="normal" officeooo:rsid="00d924e1" fo:background-color="transparent" loext:char-shading-value="0" style:font-style-asian="normal" style:font-style-complex="normal"/>
    </style:style>
    <style:style style:name="T111" style:family="text">
      <style:text-properties fo:color="#72bf44" style:font-name="Liberation Serif" fo:font-style="normal" officeooo:rsid="007b0faf" fo:background-color="transparent" loext:char-shading-value="0" style:font-style-asian="normal" style:font-style-complex="normal"/>
    </style:style>
    <style:style style:name="T112" style:family="text">
      <style:text-properties fo:color="#72bf44" style:font-name="Liberation Serif" fo:font-weight="bold" officeooo:rsid="0096fabb" style:font-weight-asian="bold" style:font-weight-complex="bold"/>
    </style:style>
    <style:style style:name="T113" style:family="text">
      <style:text-properties fo:color="#72bf44" fo:font-weight="bold" style:font-weight-asian="bold" style:font-weight-complex="bold"/>
    </style:style>
    <style:style style:name="T114" style:family="text">
      <style:text-properties fo:background-color="transparent" loext:char-shading-value="0"/>
    </style:style>
    <style:style style:name="T115" style:family="text">
      <style:text-properties officeooo:rsid="00f2e337" fo:background-color="transparent" loext:char-shading-value="0"/>
    </style:style>
    <style:style style:name="T116" style:family="text">
      <style:text-properties officeooo:rsid="007bb0aa" fo:background-color="transparent" loext:char-shading-value="0"/>
    </style:style>
    <style:style style:name="T117" style:family="text">
      <style:text-properties officeooo:rsid="007d3965" fo:background-color="transparent" loext:char-shading-value="0"/>
    </style:style>
    <style:style style:name="T118" style:family="text">
      <style:text-properties officeooo:rsid="00b517c5" fo:background-color="transparent" loext:char-shading-value="0"/>
    </style:style>
    <style:style style:name="T119" style:family="text">
      <style:text-properties officeooo:rsid="0213003e" fo:background-color="transparent" loext:char-shading-value="0"/>
    </style:style>
    <style:style style:name="T120" style:family="text">
      <style:text-properties fo:font-style="normal" style:font-style-asian="normal" style:font-style-complex="normal"/>
    </style:style>
    <style:style style:name="T121" style:family="text">
      <style:text-properties officeooo:rsid="00558d39"/>
    </style:style>
    <style:style style:name="T122" style:family="text">
      <style:text-properties fo:color="#000000"/>
    </style:style>
    <style:style style:name="T123" style:family="text">
      <style:text-properties fo:color="#000000" style:font-name="Liberation Serif" fo:font-style="normal" officeooo:rsid="01b2b3ed" fo:background-color="#fff200" loext:char-shading-value="0" style:font-style-asian="normal" style:font-style-complex="normal"/>
    </style:style>
    <style:style style:name="T124" style:family="text">
      <style:text-properties fo:color="#000000" style:font-name="Liberation Serif" fo:font-style="normal" fo:font-weight="bold" officeooo:rsid="01b44494" fo:background-color="transparent" loext:char-shading-value="0" style:font-style-asian="normal" style:font-weight-asian="bold" style:font-style-complex="normal" style:font-weight-complex="bold"/>
    </style:style>
    <style:style style:name="T125" style:family="text">
      <style:text-properties fo:color="#000000" style:font-name="Liberation Serif" fo:font-style="normal" fo:font-weight="bold" officeooo:rsid="019305df" fo:background-color="transparent" loext:char-shading-value="0" style:font-style-asian="normal" style:font-weight-asian="bold" style:font-style-complex="normal" style:font-weight-complex="bold"/>
    </style:style>
    <style:style style:name="T126" style:family="text">
      <style:text-properties fo:color="#000000" style:font-name="Liberation Serif" fo:font-style="normal" fo:font-weight="bold" officeooo:rsid="01b2b3ed" fo:background-color="transparent" loext:char-shading-value="0" style:font-style-asian="normal" style:font-weight-asian="bold" style:font-style-complex="normal" style:font-weight-complex="bold"/>
    </style:style>
    <style:style style:name="T127" style:family="text">
      <style:text-properties fo:color="#000000" style:font-name="Liberation Serif" fo:font-style="normal" fo:font-weight="bold" officeooo:rsid="01519502" fo:background-color="transparent" loext:char-shading-value="0" style:font-style-asian="normal" style:font-weight-asian="bold" style:font-style-complex="normal" style:font-weight-complex="bold"/>
    </style:style>
    <style:style style:name="T128" style:family="text">
      <style:text-properties fo:color="#000000"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129" style:family="text">
      <style:text-properties fo:color="#000000" style:font-name="Liberation Serif" fo:font-style="normal" fo:font-weight="normal" officeooo:rsid="01b2b3ed" fo:background-color="transparent" loext:char-shading-value="0" style:font-style-asian="normal" style:font-weight-asian="normal" style:font-style-complex="normal" style:font-weight-complex="normal"/>
    </style:style>
    <style:style style:name="T130" style:family="text">
      <style:text-properties fo:color="#000000" style:font-name="Liberation Serif" fo:font-style="normal" fo:font-weight="normal" officeooo:rsid="01519502" fo:background-color="transparent" loext:char-shading-value="0" style:font-style-asian="normal" style:font-weight-asian="normal" style:font-style-complex="normal" style:font-weight-complex="normal"/>
    </style:style>
    <style:style style:name="T131" style:family="text">
      <style:text-properties fo:color="#000000" style:font-name="Liberation Serif" fo:font-style="normal" fo:font-weight="normal" officeooo:rsid="00a9c481" fo:background-color="#ffffff" loext:char-shading-value="0" style:font-style-asian="normal" style:font-weight-asian="normal" style:font-style-complex="normal" style:font-weight-complex="normal"/>
    </style:style>
    <style:style style:name="T132" style:family="text">
      <style:text-properties fo:color="#000000" style:font-name="Liberation Serif" fo:font-weight="normal" fo:background-color="#ffffff" loext:char-shading-value="0" style:font-weight-asian="normal" style:font-weight-complex="normal"/>
    </style:style>
    <style:style style:name="T133" style:family="text">
      <style:text-properties fo:color="#000000" style:font-name="Liberation Serif" fo:font-weight="normal" officeooo:rsid="0090941a" fo:background-color="#ffffff" loext:char-shading-value="0" style:font-weight-asian="normal" style:font-weight-complex="normal"/>
    </style:style>
    <style:style style:name="T134" style:family="text">
      <style:text-properties fo:color="#000000" fo:font-weight="bold" style:font-weight-asian="bold" style:font-weight-complex="bold"/>
    </style:style>
    <style:style style:name="T135" style:family="text">
      <style:text-properties fo:color="#000000" officeooo:rsid="00a2d1cd"/>
    </style:style>
    <style:style style:name="T136" style:family="text">
      <style:text-properties fo:color="#000000" style:font-name="Liberation Sans" fo:font-weight="bold" officeooo:rsid="0192b67a" fo:background-color="transparent" loext:char-shading-value="0" style:font-weight-asian="bold" style:font-weight-complex="bold"/>
    </style:style>
    <style:style style:name="T137" style:family="text">
      <style:text-properties officeooo:rsid="00704f52"/>
    </style:style>
    <style:style style:name="T138" style:family="text">
      <style:text-properties officeooo:rsid="007bb0aa"/>
    </style:style>
    <style:style style:name="T139" style:family="text">
      <style:text-properties officeooo:rsid="00a2d1cd"/>
    </style:style>
    <style:style style:name="T140" style:family="text">
      <style:text-properties officeooo:rsid="00a9c481"/>
    </style:style>
    <style:style style:name="T141" style:family="text">
      <style:text-properties fo:color="#ed1c24" style:font-name="Liberation Serif" fo:font-style="normal" fo:font-weight="bold" officeooo:rsid="01dff45a" fo:background-color="transparent" loext:char-shading-value="0" style:font-style-asian="normal" style:font-weight-asian="bold" style:font-style-complex="normal" style:font-weight-complex="bold"/>
    </style:style>
    <style:style style:name="T142" style:family="text">
      <style:text-properties fo:color="#ed1c24" style:font-name="Liberation Serif" fo:font-style="normal" fo:font-weight="bold" officeooo:rsid="00a9c481" fo:background-color="transparent" loext:char-shading-value="0" style:font-style-asian="normal" style:font-weight-asian="bold" style:font-style-complex="normal" style:font-weight-complex="bold"/>
    </style:style>
    <style:style style:name="T143" style:family="text">
      <style:text-properties fo:color="#ed1c24" style:font-name="Liberation Serif" fo:font-style="normal" fo:font-weight="bold" officeooo:rsid="0138f3a5" fo:background-color="transparent" loext:char-shading-value="0" style:font-style-asian="normal" style:font-weight-asian="bold" style:font-style-complex="normal" style:font-weight-complex="bold"/>
    </style:style>
    <style:style style:name="T144" style:family="text">
      <style:text-properties fo:color="#ce181e" style:font-name="Liberation Serif" fo:font-style="normal" fo:font-weight="bold" officeooo:rsid="019305df" fo:background-color="transparent" loext:char-shading-value="0" style:font-style-asian="normal" style:font-weight-asian="bold" style:font-style-complex="normal" style:font-weight-complex="bold"/>
    </style:style>
    <style:style style:name="T145" style:family="text">
      <style:text-properties fo:color="#ce181e" style:font-name="Liberation Serif" fo:font-weight="bold" officeooo:rsid="00ca72e4" fo:background-color="transparent" loext:char-shading-value="0" style:font-weight-asian="bold" style:font-weight-complex="bold"/>
    </style:style>
    <style:style style:name="T146" style:family="text">
      <style:text-properties fo:color="#ce181e" style:font-name="Liberation Serif" fo:font-weight="bold" officeooo:rsid="007c60da" fo:background-color="transparent" loext:char-shading-value="0" style:font-weight-asian="bold" style:font-weight-complex="bold"/>
    </style:style>
    <style:style style:name="T147" style:family="text">
      <style:text-properties fo:color="#ce181e" style:font-name="Liberation Serif" fo:font-weight="bold" officeooo:rsid="01247d04" fo:background-color="transparent" loext:char-shading-value="0" style:font-weight-asian="bold" style:font-weight-complex="bold"/>
    </style:style>
    <style:style style:name="T148" style:family="text">
      <style:text-properties fo:color="#ce181e" style:font-name="Liberation Serif" fo:font-weight="bold" officeooo:rsid="00ca72e4" fo:background-color="#ffffff" loext:char-shading-value="0" style:font-weight-asian="bold" style:font-weight-complex="bold"/>
    </style:style>
    <style:style style:name="T149" style:family="text">
      <style:text-properties fo:color="#ce181e" style:font-name="Liberation Serif" fo:font-weight="bold" officeooo:rsid="00f13402" fo:background-color="#ffffff" loext:char-shading-value="0" style:font-weight-asian="bold" style:font-weight-complex="bold"/>
    </style:style>
    <style:style style:name="T150" style:family="text">
      <style:text-properties fo:color="#ce181e" fo:font-weight="bold" style:font-weight-asian="bold" style:font-weight-complex="bold"/>
    </style:style>
    <style:style style:name="T151" style:family="text">
      <style:text-properties officeooo:rsid="00b85f35"/>
    </style:style>
    <style:style style:name="T152" style:family="text">
      <style:text-properties style:font-name="Liberation Sans"/>
    </style:style>
    <style:style style:name="T153" style:family="text">
      <style:text-properties style:font-name="Liberation Sans" officeooo:rsid="00948b82"/>
    </style:style>
    <style:style style:name="T154" style:family="text">
      <style:text-properties style:font-name="Liberation Sans" fo:font-style="normal" fo:font-weight="bold" officeooo:rsid="00f55dbe" fo:background-color="transparent" loext:char-shading-value="0" style:font-style-asian="normal" style:font-weight-asian="bold" style:font-style-complex="normal" style:font-weight-complex="bold"/>
    </style:style>
    <style:style style:name="T155" style:family="text">
      <style:text-properties officeooo:rsid="01146aef"/>
    </style:style>
    <style:style style:name="T156" style:family="text">
      <style:text-properties officeooo:rsid="01236358"/>
    </style:style>
    <style:style style:name="T157" style:family="text">
      <style:text-properties officeooo:rsid="006e9c4b"/>
    </style:style>
    <style:style style:name="T158" style:family="text">
      <style:text-properties officeooo:rsid="01297c88"/>
    </style:style>
    <style:style style:name="T159" style:family="text">
      <style:text-properties officeooo:rsid="0096fabb"/>
    </style:style>
    <style:style style:name="T160" style:family="text">
      <style:text-properties officeooo:rsid="013fe123"/>
    </style:style>
    <style:style style:name="T161" style:family="text">
      <style:text-properties style:use-window-font-color="true"/>
    </style:style>
    <style:style style:name="T162" style:family="text">
      <style:text-properties style:use-window-font-color="true" style:font-name="Liberation Serif" fo:font-weight="normal" officeooo:rsid="013fe123" fo:background-color="transparent" loext:char-shading-value="0" style:font-weight-asian="normal" style:font-weight-complex="normal"/>
    </style:style>
    <style:style style:name="T163" style:family="text">
      <style:text-properties style:use-window-font-color="true" style:font-name="Liberation Serif" fo:font-weight="normal" officeooo:rsid="0096fabb" style:font-weight-asian="normal" style:font-weight-complex="normal"/>
    </style:style>
    <style:style style:name="T164" style:family="text">
      <style:text-properties style:use-window-font-color="true" style:font-name="Liberation Serif" fo:font-weight="normal" officeooo:rsid="014f7fcb" fo:background-color="#ffffff" loext:char-shading-value="0" style:font-weight-asian="normal" style:font-weight-complex="normal"/>
    </style:style>
    <style:style style:name="T165" style:family="text">
      <style:text-properties style:use-window-font-color="true" style:font-name="Liberation Serif" fo:font-style="normal" fo:font-weight="normal" officeooo:rsid="014ff535" fo:background-color="#ffffff" loext:char-shading-value="0" style:font-style-asian="normal" style:font-weight-asian="normal" style:font-style-complex="normal" style:font-weight-complex="normal"/>
    </style:style>
    <style:style style:name="T166" style:family="text">
      <style:text-properties style:use-window-font-color="true" style:font-name="Liberation Serif" fo:font-style="normal" fo:font-weight="normal" officeooo:rsid="014f7fcb" fo:background-color="#ffffff" loext:char-shading-value="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arkFun RedBoard Turbo</text:p>
      <text:p text:style-name="Standard"/>
      <text:p text:style-name="Standard">We use the <text:a xlink:type="simple" xlink:href="https://www.sparkfun.com/" text:style-name="Internet_20_link" text:visited-style-name="Visited_20_Internet_20_Link">SparkFun</text:a> <text:a xlink:type="simple" xlink:href="https://www.sparkfun.com/products/14812" text:style-name="Internet_20_link" text:visited-style-name="Visited_20_Internet_20_Link">RedBoard Turbo Development Board</text:a>, which at its heart is <text:span text:style-name="T35">an </text:span><text:span text:style-name="T18">Arduino Zero</text:span><text:span text:style-name="T35"> with an </text:span>ATSAMD21G18 32-bit/48MHz ARM Cortex-M0+<text:span text:style-name="T36">microcontroller. </text:span></text:p>
      <text:p text:style-name="Standard"/>
      <text:p text:style-name="Standard">SparkFun provides a <text:a xlink:type="simple" xlink:href="https://learn.sparkfun.com/tutorials/redboard-turbo-hookup-guide?_ga=2.49920997.2139768673.1602371891-1880030146.1602371891" text:style-name="Internet_20_link" text:visited-style-name="Visited_20_Internet_20_Link">Hookup Guide for the RedBoard Turbo</text:a>.</text:p>
      <text:p text:style-name="Standard"/>
      <text:p text:style-name="P56"><text:span text:style-name="T121">Arduino provides documentation about the </text:span><text:a xlink:type="simple" xlink:href="https://www.arduino.cc/en/Guide/ArduinoZero" text:style-name="Internet_20_link" text:visited-style-name="Visited_20_Internet_20_Link"><text:span text:style-name="T121">Arduino Zero</text:span></text:a><text:span text:style-name="T121">. </text:span></text:p>
      <text:h text:style-name="P69" text:outline-level="1"><text:bookmark-start text:name="__RefHeading___Toc1768_1010598002"/>Arduino IDE<text:bookmark-end text:name="__RefHeading___Toc1768_1010598002"/></text:h>
      <text:p text:style-name="P51"><text:span text:style-name="T36">We use the </text:span><text:a xlink:type="simple" xlink:href="https://www.arduino.cc/en/software" text:style-name="Internet_20_link" text:visited-style-name="Visited_20_Internet_20_Link"><text:span text:style-name="T36">Arduino IDE</text:span></text:a><text:span text:style-name="T36"> on t</text:span><text:span text:style-name="T24">he</text:span><text:span text:style-name="T25"> </text:span><text:a xlink:type="simple" xlink:href="https://www.amazon.com/NVIDIA-Jetson-Xavier-Developer-812674024318/dp/B086874Q5R/ref=asc_df_B086874Q5R/?tag=hyprod-20&amp;linkCode=df0&amp;hvadid=459454121958&amp;hvpos=&amp;hvnetw=g&amp;hvrand=3613755312723075118&amp;hvpone=&amp;hvptwo=&amp;hvqmt=&amp;hvdev=c&amp;hvdvcmdl=&amp;hvlocint=&amp;hvlocphy=9061189&amp;hvtargid=pla-917325328010&amp;psc=1" text:style-name="Internet_20_link" text:visited-style-name="Visited_20_Internet_20_Link"><text:span text:style-name="T25">NVIDIA Jetson Xavier </text:span></text:a><text:a xlink:type="simple" xlink:href="https://www.amazon.com/NVIDIA-Jetson-Xavier-Developer-812674024318/dp/B086874Q5R/ref=asc_df_B086874Q5R/?tag=hyprod-20&amp;linkCode=df0&amp;hvadid=459454121958&amp;hvpos=&amp;hvnetw=g&amp;hvrand=3613755312723075118&amp;hvpone=&amp;hvptwo=&amp;hvqmt=&amp;hvdev=c&amp;hvdvcmdl=&amp;hvlocint=&amp;hvlocphy=9061189&amp;hvtargid=pla-917325328010&amp;psc=1" text:style-name="Internet_20_link" text:visited-style-name="Visited_20_Internet_20_Link"><text:span text:style-name="T25">NX</text:span></text:a><text:span text:style-name="T25"> </text:span><text:span text:style-name="T36">for the </text:span><text:span text:style-name="T12">Arduino software development</text:span><text:span text:style-name="T36"> on the SparkFun Redboard Turbo</text:span><text:span text:style-name="T25">.</text:span></text:p>
      <text:p text:style-name="P11"/>
      <text:p text:style-name="P46"><text:span text:style-name="T3">Download</text:span><text:span text:style-name="T2"> Arduino IDE </text:span><text:span text:style-name="T3">1.8.13</text:span></text:p>
      <text:p text:style-name="P47"/>
      <text:p text:style-name="P47">Firefox: <text:a xlink:type="simple" xlink:href="https://www.arduino.cc/en/software" text:style-name="Internet_20_link" text:visited-style-name="Visited_20_Internet_20_Link">https://www.arduino.cc/en/software</text:a></text:p>
      <text:p text:style-name="P42">&gt; Click on <text:span text:style-name="T2">Linux </text:span><text:span text:style-name="T17">ARM </text:span><text:span text:style-name="T2">64 bits</text:span></text:p>
      <text:p text:style-name="P46">&gt; Click Download</text:p>
      <text:p text:style-name="P46">~/Downloads/arduino-1.8.13-<text:span text:style-name="T2">linux</text:span><text:span text:style-name="T16">aarch</text:span><text:span text:style-name="T2">64</text:span>.tar.xz</text:p>
      <text:p text:style-name="P46">&gt; Right-click Extract to …</text:p>
      <text:p text:style-name="P55">&gt; Browse<text:span text:style-name="T114"> to </text:span><text:span text:style-name="T115">sw/</text:span><text:span text:style-name="Source_20_Text"><text:span text:style-name="T86">SparkFun</text:span></text:span><text:span text:style-name="Source_20_Text"><text:span text:style-name="T85">_</text:span></text:span><text:span text:style-name="Source_20_Text"><text:span text:style-name="T86">RedBoard</text:span></text:span><text:span text:style-name="Source_20_Text"><text:span text:style-name="T85">_</text:span></text:span><text:span text:style-name="Source_20_Text"><text:span text:style-name="T86">Turbo</text:span></text:span><text:span text:style-name="Source_20_Text"><text:span text:style-name="T76">/</text:span></text:span><text:span text:style-name="Source_20_Text"><text:span text:style-name="T84">Arduino</text:span></text:span><text:span text:style-name="Source_20_Text"><text:span text:style-name="T87">IDE</text:span></text:span></text:p>
      <text:p text:style-name="P55"><text:span text:style-name="Source_20_Text"><text:span text:style-name="T87"/></text:span></text:p>
      <text:p text:style-name="P29">Create a <text:span text:style-name="T2">portable version</text:span></text:p>
      <text:p text:style-name="P60"><text:span text:style-name="Source_20_Text"><text:span text:style-name="T74">$: mkdir </text:span></text:span><text:span text:style-name="Source_20_Text"><text:span text:style-name="T88">sw/</text:span></text:span><text:span text:style-name="Source_20_Text"><text:span text:style-name="T86">SparkFun</text:span></text:span><text:span text:style-name="Source_20_Text"><text:span text:style-name="T85">_</text:span></text:span><text:span text:style-name="Source_20_Text"><text:span text:style-name="T86">RedBoard</text:span></text:span><text:span text:style-name="Source_20_Text"><text:span text:style-name="T85">_</text:span></text:span><text:span text:style-name="Source_20_Text"><text:span text:style-name="T86">Turbo</text:span></text:span><text:span text:style-name="Source_20_Text"><text:span text:style-name="T76">/</text:span></text:span><text:span text:style-name="Source_20_Text"><text:span text:style-name="T84">Arduino</text:span></text:span><text:span text:style-name="Source_20_Text"><text:span text:style-name="T87">IDE/arduino-1.8.13-linuxaarch64/</text:span></text:span><text:span text:style-name="Source_20_Text"><text:span text:style-name="T86">arduino-1.8.13 /</text:span></text:span><text:span text:style-name="Source_20_Text"><text:span text:style-name="T71">portable</text:span></text:span></text:p>
      <text:p text:style-name="P59"><text:span text:style-name="Source_20_Text"><text:span text:style-name="T97"/></text:span></text:p>
      <text:p text:style-name="P30">An already downloaded <text:span text:style-name="T156">and modified </text:span>copy can be found here: </text:p>
      <text:p text:style-name="P41"><text:span text:style-name="Source_20_Text"><text:span text:style-name="T88">sw/</text:span></text:span><text:span text:style-name="Source_20_Text"><text:span text:style-name="T86">SparkFun</text:span></text:span><text:span text:style-name="Source_20_Text"><text:span text:style-name="T75">_</text:span></text:span><text:span text:style-name="Source_20_Text"><text:span text:style-name="T86">RedBoard</text:span></text:span><text:span text:style-name="Source_20_Text"><text:span text:style-name="T85">_</text:span></text:span><text:span text:style-name="Source_20_Text"><text:span text:style-name="T86">Turbo</text:span></text:span><text:span text:style-name="Source_20_Text"><text:span text:style-name="T76">/</text:span></text:span><text:span text:style-name="Source_20_Text"><text:span text:style-name="T84">Arduino</text:span></text:span><text:span text:style-name="Source_20_Text"><text:span text:style-name="T87">IDE</text:span></text:span><text:span text:style-name="Source_20_Text"><text:span text:style-name="T75">/</text:span></text:span><text:span text:style-name="Source_20_Text"><text:span text:style-name="T109">arduino-1.8.13-</text:span></text:span><text:span text:style-name="Source_20_Text"><text:span text:style-name="T110">linux</text:span></text:span><text:span text:style-name="Source_20_Text"><text:span text:style-name="T111">aarch</text:span></text:span><text:span text:style-name="Source_20_Text"><text:span text:style-name="T109">64</text:span></text:span></text:p>
      <text:p text:style-name="P61"/>
      <text:p text:style-name="P46"><text:span text:style-name="T3">Install</text:span><text:span text:style-name="T2"> Arduino IDE</text:span></text:p>
      <text:p text:style-name="P12">$: sudo apt install libcanberra-gtk0 libcanberra-gtk-module libgtk-3-dev</text:p>
      <text:p text:style-name="P5">$: sudo mkdir -p /opt<text:span text:style-name="T120">/</text:span><text:span text:style-name="Source_20_Text"><text:span text:style-name="T43">SparkFun</text:span></text:span><text:span text:style-name="Source_20_Text"><text:span text:style-name="T56">_</text:span></text:span><text:span text:style-name="Source_20_Text"><text:span text:style-name="T43">RedBoard</text:span></text:span><text:span text:style-name="Source_20_Text"><text:span text:style-name="T56">_</text:span></text:span><text:span text:style-name="Source_20_Text"><text:span text:style-name="T43">Turbo</text:span></text:span></text:p>
      <text:p text:style-name="P6"><text:span text:style-name="Source_20_Text"><text:span text:style-name="T43">$: sudo chmod 777 /opt/SparkFun_RedBoard_Turbo</text:span></text:span></text:p>
      <text:p text:style-name="P6"><text:span text:style-name="Source_20_Text"><text:span text:style-name="T43">$: sudo cp -</text:span></text:span><text:span text:style-name="Source_20_Text"><text:span text:style-name="T46">r </text:span></text:span><text:span text:style-name="Source_20_Text"><text:span text:style-name="T43">sw/SparkFun</text:span></text:span><text:span text:style-name="Source_20_Text"><text:span text:style-name="T56">_</text:span></text:span><text:span text:style-name="Source_20_Text"><text:span text:style-name="T43">RedBoard</text:span></text:span><text:span text:style-name="Source_20_Text"><text:span text:style-name="T56">_</text:span></text:span><text:span text:style-name="Source_20_Text"><text:span text:style-name="T43">Turbo</text:span></text:span><text:span text:style-name="Source_20_Text"><text:span text:style-name="T44">/</text:span></text:span><text:span text:style-name="Source_20_Text"><text:span text:style-name="T57">Arduino</text:span></text:span><text:span text:style-name="Source_20_Text"><text:span text:style-name="T58">IDE</text:span></text:span><text:span text:style-name="Source_20_Text"><text:span text:style-name="T43">/arduino-1.8.13-linux</text:span></text:span><text:span text:style-name="Source_20_Text"><text:span text:style-name="T55">aarch</text:span></text:span><text:span text:style-name="Source_20_Text"><text:span text:style-name="T43">64/arduino-1.8.13 /opt/SparkFun</text:span></text:span><text:span text:style-name="Source_20_Text"><text:span text:style-name="T56">_</text:span></text:span><text:span text:style-name="Source_20_Text"><text:span text:style-name="T43">RedBoard</text:span></text:span><text:span text:style-name="Source_20_Text"><text:span text:style-name="T56">_</text:span></text:span><text:span text:style-name="Source_20_Text"><text:span text:style-name="T43">Turbo/</text:span></text:span></text:p>
      <text:p text:style-name="P6"><text:span text:style-name="Source_20_Text"><text:span text:style-name="T43">$: </text:span></text:span><text:span text:style-name="Source_20_Text"><text:span text:style-name="T51">cd </text:span></text:span><text:span text:style-name="Source_20_Text"><text:span text:style-name="T43">/opt/SparkFun</text:span></text:span><text:span text:style-name="Source_20_Text"><text:span text:style-name="T56">_</text:span></text:span><text:span text:style-name="Source_20_Text"><text:span text:style-name="T43">RedBoard</text:span></text:span><text:span text:style-name="Source_20_Text"><text:span text:style-name="T56">_</text:span></text:span><text:span text:style-name="Source_20_Text"><text:span text:style-name="T43">Turbo</text:span></text:span><text:span text:style-name="Source_20_Text"><text:span text:style-name="T44">/</text:span></text:span><text:span text:style-name="Source_20_Text"><text:span text:style-name="T43">arduino-</text:span></text:span><text:span text:style-name="Source_20_Text"><text:span text:style-name="T51">1.8.13</text:span></text:span></text:p>
      <text:p text:style-name="P23"><text:span text:style-name="Source_20_Text"><text:span text:style-name="T45">/opt/SparkFun</text:span></text:span><text:span text:style-name="Source_20_Text"><text:span text:style-name="T56">_</text:span></text:span><text:span text:style-name="Source_20_Text"><text:span text:style-name="T45">RedBoard</text:span></text:span><text:span text:style-name="Source_20_Text"><text:span text:style-name="T56">_</text:span></text:span><text:span text:style-name="Source_20_Text"><text:span text:style-name="T45">Turbo</text:span></text:span><text:span text:style-name="Source_20_Text"><text:span text:style-name="T44">/</text:span></text:span><text:span text:style-name="Source_20_Text"><text:span text:style-name="T45">arduino-</text:span></text:span><text:span text:style-name="Source_20_Text"><text:span text:style-name="T51">1.8.13</text:span></text:span>$: <text:span text:style-name="T119">sudo </text:span><text:span text:style-name="T42">bash </text:span><text:span text:style-name="T19">install.sh</text:span></text:p>
      <text:p text:style-name="P23"><text:span text:style-name="Source_20_Text"><text:span text:style-name="T45">/opt/SparkFun</text:span></text:span><text:span text:style-name="Source_20_Text"><text:span text:style-name="T56">_</text:span></text:span><text:span text:style-name="Source_20_Text"><text:span text:style-name="T45">RedBoard</text:span></text:span><text:span text:style-name="Source_20_Text"><text:span text:style-name="T56">_</text:span></text:span><text:span text:style-name="Source_20_Text"><text:span text:style-name="T45">Turbo</text:span></text:span><text:span text:style-name="Source_20_Text"><text:span text:style-name="T44">/</text:span></text:span><text:span text:style-name="Source_20_Text"><text:span text:style-name="T45">arduino-</text:span></text:span><text:span text:style-name="Source_20_Text"><text:span text:style-name="T51">1.8.13</text:span></text:span><text:span text:style-name="T114">$: </text:span><text:span text:style-name="T42">bash </text:span><text:span text:style-name="T21">arduino-linux-setup.sh </text:span><text:span text:style-name="T22">$USER</text:span></text:p>
      <text:p text:style-name="P22"><text:span text:style-name="Source_20_Text"><text:span text:style-name="T49">$: sudo </text:span></text:span><text:span text:style-name="Source_20_Text"><text:span text:style-name="T50">mkdir -p</text:span></text:span><text:span text:style-name="Source_20_Text"><text:span text:style-name="T49"> <text:s/></text:span></text:span><text:bookmark-start text:name="__DdeLink__579_37143583031"/><text:span text:style-name="Source_20_Text"><text:span text:style-name="T45">/opt/SparkFun</text:span></text:span><text:span text:style-name="Source_20_Text"><text:span text:style-name="T56">_</text:span></text:span><text:span text:style-name="Source_20_Text"><text:span text:style-name="T45">RedBoard</text:span></text:span><text:span text:style-name="Source_20_Text"><text:span text:style-name="T56">_</text:span></text:span><text:span text:style-name="Source_20_Text"><text:span text:style-name="T45">Turbo</text:span></text:span><text:span text:style-name="Source_20_Text"><text:span text:style-name="T44">/</text:span></text:span><text:span text:style-name="Source_20_Text"><text:span text:style-name="T59">Arduino</text:span></text:span><text:bookmark-end text:name="__DdeLink__579_37143583031"/></text:p>
      <text:p text:style-name="P22"><text:span text:style-name="Source_20_Text"><text:span text:style-name="T60">$: </text:span></text:span><text:span text:style-name="Source_20_Text"><text:span text:style-name="T61">sudo chmod -R +666 /opt/SparkFun_RedBoard_Turbo</text:span></text:span></text:p>
      <text:p text:style-name="P19"/>
      <text:p text:style-name="P19"/>
      <text:p text:style-name="P19"/>
      <text:p text:style-name="P19"><text:soft-page-break/>Arduino IDE </text:p>
      <text:p text:style-name="P18">$: sudo arduino</text:p>
      <text:p text:style-name="P9">&gt; Select File&gt;Preferences</text:p>
      <text:p text:style-name="P10"><text:span text:style-name="Source_20_Text"><text:span text:style-name="T43">&gt; Enter Sketchbook location: </text:span></text:span><text:bookmark-start text:name="__DdeLink__1409_2318182161"/><text:bookmark-start text:name="__DdeLink__568_3714358303"/><text:bookmark-start text:name="__DdeLink__561_3714358303"/><text:bookmark-start text:name="__DdeLink__575_3714358303"/><text:bookmark-start text:name="__DdeLink__1642_3985595737"/><text:span text:style-name="Source_20_Text"><text:span text:style-name="T68">/opt/SparkFun</text:span></text:span><text:span text:style-name="Source_20_Text"><text:span text:style-name="T70">_</text:span></text:span><text:span text:style-name="Source_20_Text"><text:span text:style-name="T68">RedBoard</text:span></text:span><text:span text:style-name="Source_20_Text"><text:span text:style-name="T70">_</text:span></text:span><text:span text:style-name="Source_20_Text"><text:span text:style-name="T68">Turbo</text:span></text:span><text:span text:style-name="Source_20_Text"><text:span text:style-name="T69">/</text:span></text:span><text:span text:style-name="Source_20_Text"><text:span text:style-name="T62">Arduino</text:span></text:span><text:bookmark-end text:name="__DdeLink__1409_2318182161"/><text:bookmark-end text:name="__DdeLink__568_3714358303"/><text:bookmark-end text:name="__DdeLink__561_3714358303"/><text:bookmark-end text:name="__DdeLink__575_3714358303"/><text:bookmark-end text:name="__DdeLink__1642_3985595737"/></text:p>
      <text:p text:style-name="P40">Install Arduino’s SAMD Board Add-Ons</text:p>
      <text:p text:style-name="P19">Arduino IDE </text:p>
      <text:p text:style-name="P18">$: sudo arduino</text:p>
      <text:p text:style-name="P46">&gt; Select Tools&gt; Board: “Arduino Uno”&gt; Board Manager...</text:p>
      <text:p text:style-name="P46">&gt; Select <text:span text:style-name="T113">Arduino SAMD Boards (32-bits ARM Cortex-M0+)</text:span></text:p>
      <text:p text:style-name="P3"><text:span text:style-name="Source_20_Text"><text:span text:style-name="T52">&gt; Click </text:span></text:span><text:span text:style-name="Source_20_Text"><text:span text:style-name="T66">1.8.1</text:span></text:span><text:span text:style-name="Source_20_Text"><text:span text:style-name="T67">1</text:span></text:span><text:span text:style-name="Source_20_Text"><text:span text:style-name="T53"> </text:span></text:span><text:span text:style-name="Source_20_Text"><text:span text:style-name="T52">Install</text:span></text:span></text:p>
      <text:p text:style-name="P7"><text:span text:style-name="Source_20_Text"><text:span text:style-name="T123"/></text:span></text:p>
      <text:p text:style-name="P39">Install SparkFun’s SAMD Board Add-Ons</text:p>
      <text:p text:style-name="P49"><text:span text:style-name="Source_20_Text"><text:span text:style-name="T79"/></text:span></text:p>
      <text:p text:style-name="P49"><text:span text:style-name="Source_20_Text"><text:span text:style-name="T79">The</text:span></text:span><text:span text:style-name="Source_20_Text"><text:span text:style-name="T80"> </text:span></text:span><text:span text:style-name="Source_20_Text"><text:span text:style-name="T81">SparkFun SAMD Boards </text:span></text:span><text:span text:style-name="Source_20_Text"><text:span text:style-name="T79">library</text:span></text:span><text:span text:style-name="Source_20_Text"><text:span text:style-name="T80"> won’t </text:span></text:span><text:span text:style-name="Source_20_Text"><text:span text:style-name="T82">just </text:span></text:span><text:span text:style-name="Source_20_Text"><text:span text:style-name="T80">work on the NVIDIA Jetson Xavier NX, </text:span></text:span><text:span text:style-name="Source_20_Text"><text:span text:style-name="T79">because the versions of arm-none-eabi-gcc and BOSSAC used </text:span></text:span><text:span text:style-name="Source_20_Text"><text:span text:style-name="T83">in the package index </text:span></text:span><text:span text:style-name="Source_20_Text"><text:span text:style-name="T79">are not compiled for ARM 64. </text:span></text:span><text:span text:style-name="Source_20_Text"><text:span text:style-name="T78">As suggested in</text:span></text:span><text:span text:style-name="Source_20_Text"><text:span text:style-name="T77"> the post </text:span></text:span><text:a xlink:type="simple" xlink:href="https://forum.arduino.cc/t/installing-arduino-sam-boards-on-arduino-ide-for-arm64/550398" text:style-name="Internet_20_link" text:visited-style-name="Visited_20_Internet_20_Link"><text:span text:style-name="T23">Installing Arduino SAM boards on Arduino IDE for Arm64</text:span></text:a><text:span text:style-name="T23"> </text:span><text:span text:style-name="T26">in the Arduino Forum, we downloaded and modified the package_sparkfun_index.json </text:span><text:span text:style-name="T27">file</text:span><text:span text:style-name="T26"> to use the same versions in the toolsDependencies </text:span><text:span text:style-name="T27">for the SparkFun SAMD Boards version 1.8.3 </text:span><text:span text:style-name="T26">as found in the </text:span><text:span text:style-name="T28">portable</text:span><text:span text:style-name="T26">/package_index.json for the Arduino SAMD Boards (32-bits ARM Cortex-M0+).</text:span></text:p>
      <text:p text:style-name="P13"/>
      <text:p text:style-name="P38"><text:span text:style-name="T160">We use a</text:span>n already downloaded copy <text:span text:style-name="T160">of the sparkfun-samd-1.8.3 package from </text:span><text:a xlink:type="simple" xlink:href="https://github.com/sparkfun/Arduino_Boards/raw/master/IDE_Board_Manager/sparkfun-samd-1.8.3.tar.bz2" text:style-name="Internet_20_link" text:visited-style-name="Visited_20_Internet_20_Link"><text:span text:style-name="T160">https://github.com/sparkfun/Arduino_Boards/raw/master/IDE_Board_Manager/sparkfun-samd-1.8.3.tar.bz2</text:span></text:a><text:span text:style-name="T160">, which </text:span>can be found here: </text:p>
      <text:p text:style-name="P50"><text:span text:style-name="Source_20_Text"><text:span text:style-name="T106">sw/</text:span></text:span><text:span text:style-name="Source_20_Text"><text:span text:style-name="T108">SparkFun</text:span></text:span><text:span text:style-name="Source_20_Text"><text:span text:style-name="T107">_</text:span></text:span><text:span text:style-name="Source_20_Text"><text:span text:style-name="T108">RedBoard_Turb</text:span></text:span><text:span text:style-name="Source_20_Text"><text:span text:style-name="T162">o</text:span></text:span><text:span text:style-name="Source_20_Text"><text:span text:style-name="T163">/SparkFun_SAMD_Boards/</text:span></text:span><text:span text:style-name="Source_20_Text"><text:span text:style-name="T112">sparkfun-samd-1.8.3.tar.bz2</text:span></text:span></text:p>
      <text:p text:style-name="P13"/>
      <text:p text:style-name="P13">...</text:p>
      <text:p text:style-name="P49"><text:span text:style-name="T26"><text:s text:c="10"/>"name": "SparkFun SAMD Boards <text:s/>(dependency: Arduino SAMD Boards 1.8.1) </text:span><text:span text:style-name="T8">modified with ARM64 support by aiWerkstatt</text:span><text:span text:style-name="T26">",</text:span></text:p>
      <text:p text:style-name="P13"><text:s text:c="10"/>"version": "1.8.3", </text:p>
      <text:p text:style-name="P13"><text:s text:c="10"/>"url": "<text:span text:style-name="T2">file:///opt/SparkFun_RedBoard_Turbo/SparkFun_SAMD_Boards/sparkfun-samd-1.8.3.tar.bz2</text:span>",</text:p>
      <text:p text:style-name="P13"><text:s text:c="10"/>"boards": [</text:p>
      <text:p text:style-name="P14"><text:s text:c="12"/>{ "name": "Sparkfun RedBoard Turbo" },...</text:p>
      <text:p text:style-name="P13"><text:s text:c="10"/>],</text:p>
      <text:p text:style-name="P13"><text:s text:c="10"/>"toolsDependencies": [</text:p>
      <text:p text:style-name="P13"><text:s text:c="12"/>{</text:p>
      <text:p text:style-name="P13"><text:s text:c="14"/>"packager": "arduino",</text:p>
      <text:p text:style-name="P13"><text:s text:c="14"/>"name": "arm-none-eabi-gcc",</text:p>
      <text:p text:style-name="P49"><text:span text:style-name="T26"><text:s text:c="14"/>"version": "</text:span><text:span text:style-name="T8">7-2017q4</text:span><text:span text:style-name="T26">"</text:span></text:p>
      <text:p text:style-name="P13"><text:s text:c="12"/>},</text:p>
      <text:p text:style-name="P13"><text:s text:c="12"/>{</text:p>
      <text:p text:style-name="P13"><text:s text:c="14"/>"packager": "arduino",</text:p>
      <text:p text:style-name="P13"><text:s text:c="14"/>"name": "bossac",</text:p>
      <text:p text:style-name="P49"><text:span text:style-name="T26"><text:s text:c="14"/>"version": "</text:span><text:span text:style-name="T8">1.7.0-arduino3</text:span><text:span text:style-name="T26">"</text:span></text:p>
      <text:p text:style-name="P13"><text:s text:c="12"/>},</text:p>
      <text:p text:style-name="P13"><text:s text:c="12"/>{</text:p>
      <text:p text:style-name="P13"><text:s text:c="14"/>"packager": "arduino",</text:p>
      <text:p text:style-name="P13"><text:soft-page-break/><text:s text:c="14"/>"name": "openocd",</text:p>
      <text:p text:style-name="P49"><text:span text:style-name="T26"><text:s text:c="14"/>"version": "</text:span><text:span text:style-name="T8">0.10.0-arduino7</text:span><text:span text:style-name="T26">"</text:span></text:p>
      <text:p text:style-name="P14"><text:s text:c="12"/>}</text:p>
      <text:p text:style-name="P14">...</text:p>
      <text:p text:style-name="P4"><text:span text:style-name="Source_20_Text"><text:span text:style-name="T58"/></text:span></text:p>
      <text:p text:style-name="P15"><text:span text:style-name="T157">$: </text:span>sudo mkdir -p /opt/SparkFun_RedBoard_Turbo/SparkFun_SAMD_Boards</text:p>
      <text:p text:style-name="P16"><text:span text:style-name="T157">$: </text:span>sudo cp <text:span text:style-name="T158">sw</text:span>/SparkFun_RedBoard_Turbo/SparkFun_SAMD_Boards/<text:span text:style-name="T150">package_sparkfun_index.json</text:span> /opt/SparkFun_RedBoard_Turbo/SparkFun_SAMD_Boards/package_sparkfun_index.json</text:p>
      <text:p text:style-name="P17"><text:span text:style-name="T157">$: </text:span>sudo cp <text:span text:style-name="T158">sw</text:span>/SparkFun_RedBoard_Turbo/SparkFun_SAMD_Boards/<text:span text:style-name="T167">sparkfun-samd-1.8.3.tar.bz2</text:span><text:span text:style-name="T161"> </text:span>/opt/SparkFun_RedBoard_Turbo/SparkFun_SAMD_Boards/sparkfun-samd-1.8.3.tar.bz2</text:p>
      <text:p text:style-name="P17"/>
      <text:p text:style-name="P18">Arduino IDE </text:p>
      <text:p text:style-name="P20">$: <text:span text:style-name="T159">sudo </text:span>arduino</text:p>
      <text:p text:style-name="P46">&gt; Select File&gt;Preferences</text:p>
      <text:p text:style-name="P46">&gt; Copy following text into the Additional Board Manager URLs text box:</text:p>
      <text:p text:style-name="P48"><text:span text:style-name="T139">Instead of </text:span><text:bookmark-start text:name="__DdeLink__1679_2723022596"/><text:bookmark-start text:name="__DdeLink__2875_4139425669"/><text:bookmark-start text:name="__DdeLink__1561_17885052291"/><text:bookmark-start text:name="__DdeLink__570_3714358303"/><text:span text:style-name="T122">https://raw.githubusercontent.com/sparkfun/Arduino_Boards/master/IDE_Board_Manager/package_sparkfun_index.json</text:span><text:bookmark-end text:name="__DdeLink__1679_2723022596"/><text:bookmark-end text:name="__DdeLink__2875_4139425669"/><text:bookmark-end text:name="__DdeLink__1561_17885052291"/><text:bookmark-end text:name="__DdeLink__570_3714358303"/><text:span text:style-name="T122"> </text:span><text:span text:style-name="T135">use:</text:span></text:p>
      <text:p text:style-name="P57"><text:bookmark-start text:name="__DdeLink__1056_33025839022"/><text:bookmark-start text:name="__DdeLink__1420_2318182161"/><text:bookmark-start text:name="__DdeLink__1655_3985595737"/><text:bookmark-start text:name="__DdeLink__2877_4139425669"/><text:bookmark-start text:name="__DdeLink__1431_2318182161"/><text:span text:style-name="Source_20_Text"><text:span text:style-name="T125">file:///opt/SparkFun_RedBoard_Turbo/SparkFun_SAMD_Boards/package_sparkfun_index.json</text:span></text:span><text:bookmark-end text:name="__DdeLink__1056_33025839022"/><text:bookmark-end text:name="__DdeLink__1420_2318182161"/><text:bookmark-end text:name="__DdeLink__1655_3985595737"/><text:bookmark-end text:name="__DdeLink__2877_4139425669"/><text:bookmark-end text:name="__DdeLink__1431_2318182161"/></text:p>
      <text:p text:style-name="P46">&gt; Click OK</text:p>
      <text:p text:style-name="P46">&gt; Select Tools&gt; Board: “Arduino Uno”&gt; Board Manager...</text:p>
      <text:p text:style-name="P46">&gt; Select <text:span text:style-name="T113">SparkFun SAMD Boards (dependency: Arduino SAMD Boards 1.8.1) modified with ARM64 support by aiWerkstatt</text:span></text:p>
      <text:p text:style-name="P46">&gt; Click <text:span text:style-name="T5">1.8.</text:span><text:span text:style-name="T9">3</text:span><text:span text:style-name="T137"> </text:span>Install</text:p>
      <text:p text:style-name="P46">&gt; Select Tools&gt;Board: “Arduino Uno”&gt; SparkFun SAMD (32-bits ARM Cortex M0+) Boards&gt;<text:span text:style-name="T134">SparkFun Redboard Turbo</text:span></text:p>
      <text:p text:style-name="P62">Make sure the SparkFun Redboard Turbo is connected via USB to the NVIDIA Jetson Xavier NX</text:p>
      <text:p text:style-name="P46">&gt; Select Tool&gt;Port&gt;<text:span text:style-name="T2">/dev/ttyACM0</text:span></text:p>
      <text:p text:style-name="P46"><text:span text:style-name="Source_20_Text"><text:span text:style-name="T89"/></text:span></text:p>
      <text:p text:style-name="P46"><text:span text:style-name="Source_20_Text"><text:span text:style-name="T89">$: sudo usermod -a -G dialout </text:span></text:span><text:span text:style-name="Source_20_Text"><text:span text:style-name="T90">$USER</text:span></text:span></text:p>
      <text:p text:style-name="P46"><text:span text:style-name="Source_20_Text"><text:span text:style-name="T91">$: </text:span></text:span><text:span text:style-name="Source_20_Text"><text:span text:style-name="T90">sudo chmod -R +666 /opt/SparkFun_RedBoard_Turbo</text:span></text:span></text:p>
      <text:p text:style-name="P28"/>
      <text:p text:style-name="P3"><text:span text:style-name="T37">The </text:span><text:span text:style-name="T98">Arduino IDE</text:span><text:span text:style-name="T37"> is </text:span><text:span text:style-name="Source_20_Text"><text:span text:style-name="T52">install</text:span></text:span><text:span text:style-name="Source_20_Text"><text:span text:style-name="T47">ed</text:span></text:span><text:span text:style-name="Source_20_Text"><text:span text:style-name="T52"> under </text:span></text:span><text:span text:style-name="Source_20_Text"><text:span text:style-name="T64">/usr/local/</text:span></text:span><text:span text:style-name="Source_20_Text"><text:span text:style-name="T65">bin</text:span></text:span><text:span text:style-name="Source_20_Text"><text:span text:style-name="T52">. </text:span></text:span></text:p>
      <text:p text:style-name="P8"><text:span text:style-name="Source_20_Text"><text:span text:style-name="T43">The </text:span></text:span><text:span text:style-name="Source_20_Text"><text:span text:style-name="T63">preferences</text:span></text:span><text:span text:style-name="Source_20_Text"><text:span text:style-name="T48"> and </text:span></text:span><text:span text:style-name="Source_20_Text"><text:span text:style-name="T63">board specific information</text:span></text:span><text:span text:style-name="Source_20_Text"><text:span text:style-name="T48"> </text:span></text:span><text:span text:style-name="Source_20_Text"><text:span text:style-name="T54">are</text:span></text:span><text:span text:style-name="Source_20_Text"><text:span text:style-name="T48"> stored under</text:span></text:span><text:span text:style-name="Source_20_Text"><text:span text:style-name="T43"> <text:s text:c="2"/>/opt/SparkFun_RedBoard_Turbo/</text:span></text:span><text:span text:style-name="Source_20_Text"><text:span text:style-name="T62">arduino-1.8.13/portable</text:span></text:span><text:span text:style-name="Source_20_Text"><text:span text:style-name="T43">.</text:span></text:span></text:p>
      <text:p text:style-name="P53"><text:span text:style-name="Source_20_Text"><text:span text:style-name="T124">Arduino libraries</text:span></text:span><text:span text:style-name="Source_20_Text"><text:span text:style-name="T128"> are stored under /opt/</text:span></text:span><text:span text:style-name="Source_20_Text"><text:span text:style-name="T129">SparkFun</text:span></text:span><text:span text:style-name="Source_20_Text"><text:span text:style-name="T144">_</text:span></text:span><text:span text:style-name="Source_20_Text"><text:span text:style-name="T129">RedBoard</text:span></text:span><text:span text:style-name="Source_20_Text"><text:span text:style-name="T144">_</text:span></text:span><text:span text:style-name="Source_20_Text"><text:span text:style-name="T129">Turbo/</text:span></text:span><text:span text:style-name="Source_20_Text"><text:span text:style-name="T124">Arduino</text:span></text:span><text:span text:style-name="Source_20_Text"><text:span text:style-name="T126">/</text:span></text:span><text:span text:style-name="Source_20_Text"><text:span text:style-name="T127">libraries</text:span></text:span><text:span text:style-name="Source_20_Text"><text:span text:style-name="T130">.</text:span></text:span></text:p>
      <text:p text:style-name="P53"><text:span text:style-name="Source_20_Text"><text:span text:style-name="T129"/></text:span></text:p>
      <text:p text:style-name="P45"><text:span text:style-name="Source_20_Text"><text:span text:style-name="T165">When uploading </text:span></text:span><text:span text:style-name="Source_20_Text"><text:span text:style-name="T166">a sketch </text:span></text:span><text:span text:style-name="Source_20_Text"><text:span text:style-name="T165">there </text:span></text:span><text:span text:style-name="Source_20_Text"><text:span text:style-name="T166">may </text:span></text:span><text:span text:style-name="Source_20_Text"><text:span text:style-name="T165">be an indication</text:span></text:span><text:span text:style-name="Source_20_Text"><text:span text:style-name="T166"> that something went wrong with opening the TurboBoot folder, </text:span></text:span><text:span text:style-name="Source_20_Text"><text:span text:style-name="T165">nevertheless</text:span></text:span><text:span text:style-name="Source_20_Text"><text:span text:style-name="T166"> the upload will be done successfully.</text:span></text:span></text:p>
      <text:p text:style-name="P52"><text:span text:style-name="Source_20_Text"><text:span text:style-name="T129"/></text:span></text:p>
      <text:p text:style-name="P52"><text:span text:style-name="Source_20_Text"><text:span text:style-name="T129"/></text:span></text:p>
      <text:p text:style-name="P52"><text:span text:style-name="Source_20_Text"><text:span text:style-name="T129"/></text:span></text:p>
      <text:p text:style-name="P52"><text:span text:style-name="Source_20_Text"><text:span text:style-name="T129"/></text:span></text:p>
      <text:p text:style-name="P52"><text:span text:style-name="Source_20_Text"><text:span text:style-name="T129"/></text:span></text:p>
      <text:h text:style-name="Heading_20_1" text:outline-level="1"><text:soft-page-break/><text:span text:style-name="Source_20_Text"><text:span text:style-name="T154">Scan for I2C Addresses</text:span></text:span></text:h>
      <text:p text:style-name="P54">We connect<text:span text:style-name="T151">ed</text:span> <text:span text:style-name="T140">the SparkFun Redboard Turbo to a</text:span> suite of <text:span text:style-name="T2">SparkFun sensors</text:span> <text:span text:style-name="T4">daisy-chain</text:span><text:span text:style-name="T10">ed </text:span><text:span text:style-name="T2">over </text:span><text:span text:style-name="T11">an </text:span><text:span text:style-name="T2">I2C </text:span><text:span text:style-name="T10">bus</text:span><text:span text:style-name="T2"> </text:span><text:span text:style-name="T138">using the </text:span><text:a xlink:type="simple" xlink:href="https://www.sparkfun.com/qwiic" text:style-name="Internet_20_link" text:visited-style-name="Visited_20_Internet_20_Link"><text:span text:style-name="T138">SparkFun Qwicc Connect System</text:span></text:a><text:span text:style-name="T138">.</text:span></text:p>
      <text:p text:style-name="P43"/>
      <text:p text:style-name="P67"><text:span text:style-name="T6">Sensor</text:span><text:span text:style-name="T7"><text:tab/><text:tab/><text:tab/><text:tab/><text:tab/><text:tab/><text:tab/>I2C addresses</text:span></text:p>
      <text:p text:style-name="P68"><text:a xlink:type="simple" xlink:href="https://www.sparkfun.com/products/16304" text:style-name="Internet_20_link" text:visited-style-name="Visited_20_Internet_20_Link"><text:span text:style-name="T116">SparkFun TMP</text:span></text:a><text:a xlink:type="simple" xlink:href="https://www.sparkfun.com/products/16304" text:style-name="Internet_20_link" text:visited-style-name="Visited_20_Internet_20_Link"><text:span text:style-name="T118">102 </text:span></text:a><text:a xlink:type="simple" xlink:href="https://www.sparkfun.com/products/16304" text:style-name="Internet_20_link" text:visited-style-name="Visited_20_Internet_20_Link"><text:span text:style-name="T116">Temperature Sensor</text:span></text:a><text:span text:style-name="T116"><text:tab/><text:tab/></text:span><text:span text:style-name="Strong_20_Emphasis"><text:span text:style-name="T19">0x48</text:span></text:span><text:span text:style-name="Strong_20_Emphasis"><text:span text:style-name="T29"> </text:span></text:span><text:span text:style-name="Strong_20_Emphasis"><text:span text:style-name="T30">(</text:span></text:span><text:span text:style-name="T29">0x49, 0x4A, 0x4B</text:span><text:span text:style-name="T30">)</text:span></text:p>
      <text:p text:style-name="P64"><text:span text:style-name="T31">2x </text:span><text:a xlink:type="simple" xlink:href="https://www.sparkfun.com/products/13944" text:style-name="Internet_20_link" text:visited-style-name="Visited_20_Internet_20_Link"><text:span text:style-name="T31">SparkFun LSM9DS1 IMU</text:span></text:a><text:span text:style-name="T29"><text:tab/><text:tab/><text:tab/></text:span><text:span text:style-name="T114">0x6B </text:span><text:span text:style-name="T117">&amp;</text:span><text:span text:style-name="T114"> 0x6A, 0x1E </text:span><text:span text:style-name="T117">&amp; </text:span><text:span text:style-name="T114">0x1C</text:span></text:p>
      <text:p text:style-name="P64"><text:a xlink:type="simple" xlink:href="https://www.sparkfun.com/products/15335" text:style-name="Internet_20_link" text:visited-style-name="Visited_20_Internet_20_Link"><text:span text:style-name="T31">SparkFun ICM20948 IMU</text:span></text:a><text:span text:style-name="T31"><text:tab/><text:tab/><text:tab/><text:tab/></text:span><text:span text:style-name="T114">0x69 </text:span><text:span text:style-name="T29">(0x68)</text:span></text:p>
      <text:p text:style-name="P64"><text:a xlink:type="simple" xlink:href="https://www.sparkfun.com/products/14767" text:style-name="Internet_20_link" text:visited-style-name="Visited_20_Internet_20_Link"><text:span text:style-name="T31">SparkFun LPS25HB Pressure Sensor</text:span></text:a><text:span text:style-name="T116"><text:tab/><text:tab/></text:span><text:span text:style-name="T114">0x5D </text:span><text:span text:style-name="T29">(0x5C)</text:span></text:p>
      <text:p text:style-name="P66"><text:a xlink:type="simple" xlink:href="https://www.sparkfun.com/products/15733" text:style-name="Internet_20_link" text:visited-style-name="Visited_20_Internet_20_Link"><text:span text:style-name="T116">SparkFun NEO-M9N GPS</text:span></text:a><text:span text:style-name="T116"><text:tab/><text:tab/><text:tab/><text:tab/></text:span><text:span text:style-name="T20">0x42</text:span></text:p>
      <text:p text:style-name="P65"><text:a xlink:type="simple" xlink:href="https://www.sparkfun.com/products/15176" text:style-name="Internet_20_link" text:visited-style-name="Visited_20_Internet_20_Link"><text:span text:style-name="T33">ZIO INA219</text:span></text:a><text:a xlink:type="simple" xlink:href="https://www.sparkfun.com/products/15176" text:style-name="Internet_20_link" text:visited-style-name="Visited_20_Internet_20_Link"><text:span text:style-name="T31"> Current and Voltage Sensor</text:span></text:a><text:span text:style-name="T29"><text:tab/><text:tab/></text:span><text:span text:style-name="T19">0x40</text:span><text:span text:style-name="T29"> (0x41, 0x44, 0x45)</text:span></text:p>
      <text:p text:style-name="P37"><text:span text:style-name="T34">Not connected, o</text:span><text:span text:style-name="T32">nly for co</text:span>nfiguration:</text:p>
      <text:p text:style-name="P34"><text:a xlink:type="simple" xlink:href="https://www.sparkfun.com/products/15176" text:style-name="Internet_20_link" text:visited-style-name="Visited_20_Internet_20_Link"><text:span text:style-name="Source_20_Text"><text:span text:style-name="T104">SparkFun USB-C Power Delivery Board</text:span></text:span></text:a><text:span text:style-name="Source_20_Text"><text:span text:style-name="T104"><text:tab/></text:span></text:span><text:span text:style-name="Source_20_Text"><text:span text:style-name="T95"><text:tab/></text:span></text:span><text:span text:style-name="Source_20_Text"><text:span text:style-name="T73">0x28</text:span></text:span></text:p>
      <text:p text:style-name="P33"><text:span text:style-name="Source_20_Text"><text:span text:style-name="T95"/></text:span></text:p>
      <text:p text:style-name="P33"><text:span text:style-name="Source_20_Text"><text:span text:style-name="T95">Test that all sensors are connected </text:span></text:span><text:span text:style-name="Source_20_Text"><text:span text:style-name="T96">properly</text:span></text:span><text:span text:style-name="Source_20_Text"><text:span text:style-name="T95"> by scanning for their I2C addresses.</text:span></text:span></text:p>
      <text:p text:style-name="P33"><text:span text:style-name="Source_20_Text"><text:span text:style-name="T95"/></text:span></text:p>
      <text:p text:style-name="P32"><text:span text:style-name="Source_20_Text"><text:span text:style-name="T72">Scan for I2C Addresses</text:span></text:span></text:p>
      <text:p text:style-name="P24"/>
      <text:p text:style-name="P26"><text:span text:style-name="T155">$: sudo </text:span>cp -r <text:span text:style-name="Source_20_Text"><text:span text:style-name="T45">sw/</text:span></text:span>SparkFun_RedBoard_Turbo/SparkFun_SAMD_Boards/<text:span text:style-name="Source_20_Text"><text:span text:style-name="T143">sc</text:span></text:span><text:span text:style-name="Source_20_Text"><text:span text:style-name="T142">an_i2c_addresses</text:span></text:span> /opt/SparkFun_RedBoard_Turbo/Arduino</text:p>
      <text:p text:style-name="P25"><text:span text:style-name="T155">$: </text:span>sudo chmod -R +666 /opt/SparkFun_RedBoard_Turbo</text:p>
      <text:p text:style-name="P25"><text:span text:style-name="Source_20_Text"><text:span text:style-name="T141"/></text:span></text:p>
      <text:p text:style-name="P21">Arduino IDE</text:p>
      <text:p text:style-name="P63">$: arduino</text:p>
      <text:p text:style-name="P27">&gt; File&gt;Sketchbook&gt;<text:span text:style-name="Source_20_Text"><text:span text:style-name="T70">scan_i2c_addresses</text:span></text:span></text:p>
      <text:p text:style-name="P31"><text:span text:style-name="Source_20_Text"><text:span text:style-name="T92">&gt; Click </text:span></text:span><text:span text:style-name="Source_20_Text"><text:span text:style-name="T93">Serial Monitor icon</text:span></text:span></text:p>
      <text:p text:style-name="P31"><text:span text:style-name="Source_20_Text"><text:span text:style-name="T93">&gt; Select 115200 baud</text:span></text:span></text:p>
      <text:p text:style-name="P31"><text:span text:style-name="Source_20_Text"><text:span text:style-name="T92">&gt; Click </text:span></text:span><text:span text:style-name="Source_20_Text"><text:span text:style-name="T93">Upload icon </text:span></text:span><text:span text:style-name="Source_20_Text"><text:span text:style-name="T94">(until flash is successful)</text:span></text:span></text:p>
      <text:p text:style-name="P31"><text:span text:style-name="Source_20_Text"><text:span text:style-name="T94"/></text:span></text:p>
      <text:p text:style-name="P35"><text:span text:style-name="Source_20_Text"><text:span text:style-name="T105">Check I2C address: 0x8</text:span></text:span></text:p>
      <text:p text:style-name="P35"><text:span text:style-name="Source_20_Text"><text:span text:style-name="T105">...</text:span></text:span></text:p>
      <text:p text:style-name="P31"><text:span text:style-name="Source_20_Text"><text:span text:style-name="T105">Check I2C address: 0x1C found</text:span></text:span></text:p>
      <text:p text:style-name="P35"><text:span text:style-name="Source_20_Text"><text:span text:style-name="T105">Check I2C address: 0x1E found</text:span></text:span></text:p>
      <text:p text:style-name="P35"><text:span text:style-name="Source_20_Text"><text:span text:style-name="T105">Check I2C address: 0x40 found</text:span></text:span></text:p>
      <text:p text:style-name="P35"><text:span text:style-name="Source_20_Text"><text:span text:style-name="T105">Check I2C address: 0x42 found</text:span></text:span></text:p>
      <text:p text:style-name="P35"><text:span text:style-name="Source_20_Text"><text:span text:style-name="T105">Check I2C address: 0x48 found</text:span></text:span></text:p>
      <text:p text:style-name="P35"><text:span text:style-name="Source_20_Text"><text:span text:style-name="T105">Check I2C address: 0x5D found</text:span></text:span></text:p>
      <text:p text:style-name="P31"><text:span text:style-name="Source_20_Text"><text:span text:style-name="T105">Check I2C address: 0x69 found</text:span></text:span></text:p>
      <text:p text:style-name="P31"><text:span text:style-name="Source_20_Text"><text:span text:style-name="T105">Check I2C address: 0x6A found</text:span></text:span></text:p>
      <text:p text:style-name="P35"><text:span text:style-name="Source_20_Text"><text:span text:style-name="T105">Check I2C address: 0x6B found</text:span></text:span></text:p>
      <text:p text:style-name="P35"><text:span text:style-name="Source_20_Text"><text:span text:style-name="T105">...</text:span></text:span></text:p>
      <text:h text:style-name="P70" text:outline-level="1"><text:soft-page-break/><text:span text:style-name="Source_20_Text"><text:span text:style-name="T136">Script</text:span></text:span></text:h>
      <text:p text:style-name="P55"><text:span text:style-name="T99">Run </text:span><text:span text:style-name="T103">SparkFun RedBoard Turbo</text:span><text:span text:style-name="T100"> </text:span><text:span text:style-name="T101">install</text:span><text:span text:style-name="T100">ation</text:span><text:span text:style-name="T101"> </text:span><text:span text:style-name="T102">script</text:span></text:p>
      <text:p text:style-name="P58"><text:span text:style-name="T38">sw/</text:span><text:span text:style-name="Source_20_Text"><text:span text:style-name="T85">NVIDIA_Jetson_Xavier_NX</text:span></text:span><text:span text:style-name="T39">/Sc</text:span><text:span text:style-name="T40">r</text:span><text:span text:style-name="T39">ipts</text:span><text:span text:style-name="T41">$ </text:span><text:span text:style-name="T42">bash </text:span><text:span text:style-name="T146">install-</text:span><text:span text:style-name="T145">6</text:span><text:span text:style-name="T146">-</text:span><text:span text:style-name="T145">SparkFun_RedBoard_Turbo</text:span><text:span text:style-name="T147">.sh</text:span></text:p>
      <text:h text:style-name="P70" text:outline-level="1"><text:span text:style-name="T152">Docker</text:span><text:span text:style-name="T153">file</text:span></text:h>
      <text:p text:style-name="P36"><text:span text:style-name="T15">SparkFun RedBoard Turbo</text:span><text:span text:style-name="T14"> </text:span><text:span text:style-name="T13">Dockerfile</text:span></text:p>
      <text:p text:style-name="P44"><text:span text:style-name="Source_20_Text"><text:span text:style-name="T132">sw/</text:span></text:span><text:span text:style-name="Source_20_Text"><text:span text:style-name="T131">NVIDIA_Jetson_Xavier_NX</text:span></text:span><text:span text:style-name="Source_20_Text"><text:span text:style-name="T133">/</text:span></text:span><text:span text:style-name="Source_20_Text"><text:span text:style-name="T132">Docker/</text:span></text:span><text:span text:style-name="Source_20_Text"><text:span text:style-name="T149">Dockerfile-</text:span></text:span><text:span text:style-name="Source_20_Text"><text:span text:style-name="T148">6</text:span></text:span><text:span text:style-name="Source_20_Text"><text:span text:style-name="T149">-</text:span></text:span><text:span text:style-name="Source_20_Text"><text:span text:style-name="T148">SparkFun_RedBoard_Turbo</text:span></text:span></text:p>
      <text:p text:style-name="P44"><text:span text:style-name="Source_20_Text"><text:span text:style-name="T16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08f279a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0T22:56:36.979599086</dc:date>
    <meta:editing-duration>P1DT12H58M27S</meta:editing-duration>
    <meta:editing-cycles>119</meta:editing-cycles>
    <meta:document-statistic meta:table-count="0" meta:image-count="0" meta:object-count="0" meta:page-count="5" meta:paragraph-count="127" meta:word-count="736" meta:character-count="6655" meta:non-whitespace-character-count="5745"/>
  </office:meta>
</office:document-meta>
</file>